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205b0f"/>
    </style:style>
    <style:style style:name="P2" style:family="paragraph" style:parent-style-name="Standard">
      <style:paragraph-properties fo:text-align="center" style:justify-single-word="false"/>
      <style:text-properties fo:font-size="12pt" fo:font-style="normal" style:text-underline-style="none" officeooo:rsid="001b35fb" officeooo:paragraph-rsid="001b35fb" style:font-size-asian="12pt" style:font-style-asian="normal" style:font-size-complex="12pt" style:font-style-complex="normal"/>
    </style:style>
    <style:style style:name="P3" style:family="paragraph" style:parent-style-name="Standard">
      <style:paragraph-properties fo:text-align="center" style:justify-single-word="false"/>
      <style:text-properties fo:font-size="12pt" fo:font-style="normal" style:text-underline-style="none" officeooo:rsid="001b35fb" officeooo:paragraph-rsid="002012f6" style:font-size-asian="12pt" style:font-style-asian="normal" style:font-size-complex="12pt" style:font-style-complex="normal"/>
    </style:style>
    <style:style style:name="P4" style:family="paragraph" style:parent-style-name="Standard">
      <style:text-properties fo:font-size="12pt" fo:font-style="normal" style:text-underline-style="none" officeooo:rsid="001b35fb" officeooo:paragraph-rsid="001b35fb" style:font-size-asian="12pt" style:font-style-asian="normal" style:font-size-complex="12pt" style:font-style-complex="normal"/>
    </style:style>
    <style:style style:name="P5" style:family="paragraph" style:parent-style-name="Standard">
      <style:text-properties fo:font-size="12pt" fo:font-style="normal" style:text-underline-style="none" officeooo:rsid="001b35fb" officeooo:paragraph-rsid="0020abce" style:font-size-asian="12pt" style:font-style-asian="normal" style:font-size-complex="12pt" style:font-style-complex="normal"/>
    </style:style>
    <style:style style:name="P6" style:family="paragraph" style:parent-style-name="Standard">
      <style:text-properties fo:font-size="12pt" fo:font-style="normal" style:text-underline-style="none" officeooo:rsid="001b35fb" officeooo:paragraph-rsid="0065f557" style:font-size-asian="12pt" style:font-style-asian="normal" style:font-size-complex="12pt" style:font-style-complex="normal"/>
    </style:style>
    <style:style style:name="P7" style:family="paragraph" style:parent-style-name="Standard">
      <style:text-properties fo:font-size="12pt" fo:font-style="normal" style:text-underline-style="none" officeooo:rsid="00205b0f" officeooo:paragraph-rsid="00205b0f" style:font-size-asian="12pt" style:font-style-asian="normal" style:font-size-complex="12pt" style:font-style-complex="normal"/>
    </style:style>
    <style:style style:name="P8" style:family="paragraph" style:parent-style-name="Standard">
      <style:text-properties fo:font-size="12pt" fo:font-style="normal" style:text-underline-style="none" officeooo:paragraph-rsid="00205b0f" style:font-size-asian="12pt" style:font-style-asian="normal" style:font-size-complex="12pt" style:font-style-complex="normal"/>
    </style:style>
    <style:style style:name="P9" style:family="paragraph" style:parent-style-name="Standard">
      <style:text-properties fo:font-size="12pt" fo:font-style="normal" style:text-underline-style="none" officeooo:rsid="00513979" officeooo:paragraph-rsid="004c7f7d" style:font-size-asian="12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style:text-underline-style="none" officeooo:rsid="00513979" officeooo:paragraph-rsid="0065f557" style:font-size-asian="12pt" style:font-style-asian="normal" style:font-size-complex="12pt" style:font-style-complex="normal"/>
    </style:style>
    <style:style style:name="P11" style:family="paragraph" style:parent-style-name="Standard">
      <style:text-properties fo:font-size="12pt" fo:font-style="normal" style:text-underline-style="none" officeooo:rsid="0037ea9c" officeooo:paragraph-rsid="0037ea9c" style:font-size-asian="12pt" style:font-style-asian="normal" style:font-size-complex="12pt" style:font-style-complex="normal"/>
    </style:style>
    <style:style style:name="P12" style:family="paragraph" style:parent-style-name="Standard">
      <style:text-properties fo:font-size="12pt" fo:font-style="normal" style:text-underline-style="none" officeooo:rsid="00382aa7" officeooo:paragraph-rsid="0037ea9c" style:font-size-asian="12pt" style:font-style-asian="normal" style:font-size-complex="12pt" style:font-style-complex="normal"/>
    </style:style>
    <style:style style:name="P13" style:family="paragraph" style:parent-style-name="Standard">
      <style:text-properties fo:font-size="12pt" fo:font-style="normal" style:text-underline-style="none" officeooo:rsid="00382aa7" officeooo:paragraph-rsid="00382aa7" style:font-size-asian="12pt" style:font-style-asian="normal" style:font-size-complex="12pt" style:font-style-complex="normal"/>
    </style:style>
    <style:style style:name="P14" style:family="paragraph" style:parent-style-name="Standard">
      <style:text-properties fo:font-size="12pt" fo:font-style="normal" style:text-underline-style="none" officeooo:rsid="00382aa7" officeooo:paragraph-rsid="0065f557" style:font-size-asian="12pt" style:font-style-asian="normal" style:font-size-complex="12pt" style:font-style-complex="normal"/>
    </style:style>
    <style:style style:name="P15" style:family="paragraph" style:parent-style-name="Standard">
      <style:text-properties fo:font-size="12pt" fo:font-style="normal" style:text-underline-style="none" officeooo:rsid="005d41c9" officeooo:paragraph-rsid="005d41c9" style:font-size-asian="12pt" style:font-style-asian="normal" style:font-size-complex="12pt" style:font-style-complex="normal"/>
    </style:style>
    <style:style style:name="P16" style:family="paragraph" style:parent-style-name="Standard">
      <style:text-properties fo:font-size="12pt" fo:font-style="normal" style:text-underline-style="none" officeooo:rsid="005d41c9" officeooo:paragraph-rsid="0065f557" style:font-size-asian="12pt" style:font-style-asian="normal" style:font-size-complex="12pt" style:font-style-complex="normal"/>
    </style:style>
    <style:style style:name="P17" style:family="paragraph" style:parent-style-name="Standard">
      <style:text-properties fo:font-size="12pt" fo:font-style="normal" style:text-underline-style="none" officeooo:rsid="005d41c9" officeooo:paragraph-rsid="00534219" style:font-size-asian="12pt" style:font-style-asian="normal" style:font-size-complex="12pt" style:font-style-complex="normal"/>
    </style:style>
    <style:style style:name="P18" style:family="paragraph" style:parent-style-name="Standard">
      <style:text-properties fo:font-size="12pt" fo:font-style="normal" style:text-underline-style="none" officeooo:rsid="005d41c9" officeooo:paragraph-rsid="006ce9ad" style:font-size-asian="12pt" style:font-style-asian="normal" style:font-size-complex="12pt" style:font-style-complex="normal"/>
    </style:style>
    <style:style style:name="P19" style:family="paragraph" style:parent-style-name="Standard">
      <style:text-properties fo:font-size="12pt" fo:font-style="normal" style:text-underline-style="none" officeooo:rsid="005d41c9" officeooo:paragraph-rsid="006e38e2" style:font-size-asian="12pt" style:font-style-asian="normal" style:font-size-complex="12pt" style:font-style-complex="normal"/>
    </style:style>
    <style:style style:name="P20" style:family="paragraph" style:parent-style-name="Standard">
      <style:paragraph-properties fo:text-align="center" style:justify-single-word="false"/>
      <style:text-properties fo:font-size="12pt" fo:font-style="normal" style:text-underline-style="none" officeooo:rsid="002012f6" officeooo:paragraph-rsid="002012f6" style:font-size-asian="12pt" style:font-style-asian="normal" style:font-size-complex="12pt" style:font-style-complex="normal"/>
    </style:style>
    <style:style style:name="P21" style:family="paragraph" style:parent-style-name="Standard">
      <style:paragraph-properties fo:text-align="center" style:justify-single-word="false"/>
      <style:text-properties fo:font-size="12pt" fo:font-style="normal" style:text-underline-style="none" officeooo:rsid="002012f6" officeooo:paragraph-rsid="0021cb6a" style:font-size-asian="12pt" style:font-style-asian="normal" style:font-size-complex="12pt" style:font-style-complex="normal"/>
    </style:style>
    <style:style style:name="P22" style:family="paragraph" style:parent-style-name="Standard">
      <style:text-properties fo:font-size="12pt" fo:font-style="normal" style:text-underline-style="none" officeooo:rsid="002012f6" officeooo:paragraph-rsid="0065f557" style:font-size-asian="12pt" style:font-style-asian="normal" style:font-size-complex="12pt" style:font-style-complex="normal"/>
    </style:style>
    <style:style style:name="P23" style:family="paragraph" style:parent-style-name="Standard">
      <style:text-properties fo:font-size="12pt" fo:font-style="normal" style:text-underline-style="none" officeooo:rsid="0034e78f" officeooo:paragraph-rsid="0065f557" style:font-size-asian="12pt" style:font-style-asian="normal" style:font-size-complex="12pt" style:font-style-complex="normal"/>
    </style:style>
    <style:style style:name="P24" style:family="paragraph" style:parent-style-name="Standard">
      <style:text-properties fo:font-size="12pt" fo:font-style="normal" style:text-underline-style="none" officeooo:rsid="0027070f" officeooo:paragraph-rsid="0065f557"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fo:font-size="12pt" fo:font-style="normal" style:text-underline-style="none" officeooo:rsid="0027070f" officeooo:paragraph-rsid="0065f557" style:font-size-asian="12pt" style:font-style-asian="normal" style:font-size-complex="12pt" style:font-style-complex="normal"/>
    </style:style>
    <style:style style:name="P26" style:family="paragraph" style:parent-style-name="Standard">
      <style:paragraph-properties fo:text-align="justify" style:justify-single-word="false"/>
      <style:text-properties fo:font-size="12pt" fo:font-style="normal" style:text-underline-style="none" officeooo:rsid="0021cb6a" officeooo:paragraph-rsid="0065f557" style:font-size-asian="12pt" style:font-style-asian="normal" style:font-size-complex="12pt" style:font-style-complex="normal"/>
    </style:style>
    <style:style style:name="P27" style:family="paragraph" style:parent-style-name="Standard">
      <style:text-properties fo:font-size="12pt" fo:font-style="normal" style:text-underline-style="none" officeooo:rsid="0021cb6a" officeooo:paragraph-rsid="0065f557" style:font-size-asian="12pt" style:font-style-asian="normal" style:font-size-complex="12pt" style:font-style-complex="normal"/>
    </style:style>
    <style:style style:name="P28" style:family="paragraph" style:parent-style-name="Standard">
      <style:text-properties fo:font-size="12pt" fo:font-style="normal" style:text-underline-style="none" officeooo:rsid="0021cb6a" officeooo:paragraph-rsid="00666247" style:font-size-asian="12pt" style:font-style-asian="normal" style:font-size-complex="12pt" style:font-style-complex="normal"/>
    </style:style>
    <style:style style:name="P29" style:family="paragraph" style:parent-style-name="Standard">
      <style:paragraph-properties fo:text-align="start" style:justify-single-word="false"/>
      <style:text-properties fo:font-size="12pt" fo:font-style="normal" style:text-underline-style="none" officeooo:rsid="006003f5" officeooo:paragraph-rsid="0065f557" style:font-size-asian="12pt" style:font-style-asian="normal" style:font-size-complex="12pt" style:font-style-complex="normal"/>
    </style:style>
    <style:style style:name="P30" style:family="paragraph" style:parent-style-name="Standard">
      <style:paragraph-properties fo:text-align="justify" style:justify-single-word="false"/>
      <style:text-properties fo:font-size="12pt" fo:font-style="normal" style:text-underline-style="none" officeooo:rsid="0056ecc6" officeooo:paragraph-rsid="0065f557" style:font-size-asian="12pt" style:font-style-asian="normal" style:font-size-complex="12pt" style:font-style-complex="normal"/>
    </style:style>
    <style:style style:name="P31" style:family="paragraph" style:parent-style-name="Standard">
      <style:text-properties fo:font-size="12pt" fo:font-style="normal" style:text-underline-style="none" officeooo:rsid="0056ecc6" officeooo:paragraph-rsid="0065f557" style:font-size-asian="12pt" style:font-style-asian="normal" style:font-size-complex="12pt" style:font-style-complex="normal"/>
    </style:style>
    <style:style style:name="P32" style:family="paragraph" style:parent-style-name="Standard">
      <style:paragraph-properties fo:text-align="start" style:justify-single-word="false"/>
      <style:text-properties fo:font-size="12pt" fo:font-style="normal" style:text-underline-style="none" officeooo:rsid="0056ecc6" officeooo:paragraph-rsid="0065f557" style:font-size-asian="12pt" style:font-style-asian="normal" style:font-size-complex="12pt" style:font-style-complex="normal"/>
    </style:style>
    <style:style style:name="P33" style:family="paragraph" style:parent-style-name="Standard">
      <style:paragraph-properties fo:text-align="start" style:justify-single-word="false"/>
      <style:text-properties fo:font-size="12pt" fo:font-style="normal" style:text-underline-style="none" officeooo:rsid="0056ecc6" officeooo:paragraph-rsid="00666247" style:font-size-asian="12pt" style:font-style-asian="normal" style:font-size-complex="12pt" style:font-style-complex="normal"/>
    </style:style>
    <style:style style:name="P34" style:family="paragraph" style:parent-style-name="Standard">
      <style:text-properties fo:font-size="12pt" fo:font-style="normal" style:text-underline-style="none" officeooo:rsid="00522e4c" officeooo:paragraph-rsid="0065f557" style:font-size-asian="12pt" style:font-style-asian="normal" style:font-size-complex="12pt" style:font-style-complex="normal"/>
    </style:style>
    <style:style style:name="P35" style:family="paragraph" style:parent-style-name="Standard">
      <style:text-properties fo:font-size="12pt" fo:font-style="normal" style:text-underline-style="none" officeooo:rsid="005d2af0" officeooo:paragraph-rsid="0065f557" style:font-size-asian="12pt" style:font-style-asian="normal" style:font-size-complex="12pt" style:font-style-complex="normal"/>
    </style:style>
    <style:style style:name="P36" style:family="paragraph" style:parent-style-name="Standard">
      <style:text-properties fo:font-size="12pt" fo:font-style="normal" style:text-underline-style="none" officeooo:rsid="00367fc3" officeooo:paragraph-rsid="0065f557"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fo:font-size="12pt" fo:font-style="normal" style:text-underline-style="none" officeooo:rsid="0023a86c" officeooo:paragraph-rsid="0065f557" style:font-size-asian="12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style:text-underline-style="none" officeooo:rsid="0023a86c" officeooo:paragraph-rsid="0065f557" style:font-size-asian="12pt" style:font-style-asian="normal" style:font-size-complex="12pt" style:font-style-complex="normal"/>
    </style:style>
    <style:style style:name="P39" style:family="paragraph" style:parent-style-name="Standard">
      <style:text-properties fo:font-size="12pt" fo:font-style="normal" style:text-underline-style="none" officeooo:rsid="0023a86c" officeooo:paragraph-rsid="0065f557" style:font-size-asian="12pt" style:font-style-asian="normal" style:font-size-complex="12pt" style:font-style-complex="normal"/>
    </style:style>
    <style:style style:name="P40" style:family="paragraph" style:parent-style-name="Standard">
      <style:text-properties fo:font-size="12pt" fo:font-style="normal" style:text-underline-style="none" officeooo:rsid="002531d7" officeooo:paragraph-rsid="00534219" style:font-size-asian="12pt" style:font-style-asian="normal" style:font-size-complex="12pt" style:font-style-complex="normal"/>
    </style:style>
    <style:style style:name="P41" style:family="paragraph" style:parent-style-name="Standard">
      <style:text-properties fo:font-size="12pt" fo:font-style="normal" style:text-underline-style="none" officeooo:rsid="002531d7" officeooo:paragraph-rsid="0065f557" style:font-size-asian="12pt" style:font-style-asian="normal" style:font-size-complex="12pt" style:font-style-complex="normal"/>
    </style:style>
    <style:style style:name="P42" style:family="paragraph" style:parent-style-name="Standard">
      <style:text-properties fo:font-size="12pt" fo:font-style="normal" style:text-underline-style="none" officeooo:rsid="003af5e2" officeooo:paragraph-rsid="0065f557" style:font-size-asian="12pt" style:font-style-asian="normal" style:font-size-complex="12pt" style:font-style-complex="normal"/>
    </style:style>
    <style:style style:name="P43" style:family="paragraph" style:parent-style-name="Standard">
      <style:text-properties fo:font-size="12pt" fo:font-style="normal" style:text-underline-style="none" officeooo:rsid="003903de" officeooo:paragraph-rsid="0065f557" style:font-size-asian="12pt" style:font-style-asian="normal" style:font-size-complex="12pt" style:font-style-complex="normal"/>
    </style:style>
    <style:style style:name="P44" style:family="paragraph" style:parent-style-name="Standard">
      <style:text-properties fo:font-size="12pt" fo:font-style="normal" style:text-underline-style="none" officeooo:rsid="00397a79" officeooo:paragraph-rsid="0065f557" style:font-size-asian="12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515aa9" officeooo:paragraph-rsid="0065f557" style:font-size-asian="12pt" style:font-style-asian="normal" style:font-size-complex="12pt" style:font-style-complex="normal"/>
    </style:style>
    <style:style style:name="P46" style:family="paragraph" style:parent-style-name="Standard">
      <style:paragraph-properties fo:text-align="justify" style:justify-single-word="false"/>
      <style:text-properties fo:font-size="12pt" fo:font-style="normal" style:text-underline-style="none" officeooo:rsid="00515aa9" officeooo:paragraph-rsid="0065f557" style:font-size-asian="12pt" style:font-style-asian="normal" style:font-size-complex="12pt" style:font-style-complex="normal"/>
    </style:style>
    <style:style style:name="P47" style:family="paragraph" style:parent-style-name="Standard">
      <style:text-properties fo:font-size="12pt" fo:font-style="normal" style:text-underline-style="none" officeooo:rsid="00515aa9" officeooo:paragraph-rsid="0065f557" style:font-size-asian="12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62e91f" officeooo:paragraph-rsid="0065f557" style:font-size-asian="12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6427db" officeooo:paragraph-rsid="0065f557" style:font-size-asian="12pt" style:font-style-asian="normal" style:font-size-complex="12pt" style:font-style-complex="normal"/>
    </style:style>
    <style:style style:name="P50" style:family="paragraph" style:parent-style-name="Standard">
      <style:text-properties fo:font-size="12pt" fo:font-style="normal" style:text-underline-style="none" officeooo:rsid="006504d3" officeooo:paragraph-rsid="0065f557" style:font-size-asian="12pt" style:font-style-asian="normal" style:font-size-complex="12pt" style:font-style-complex="normal"/>
    </style:style>
    <style:style style:name="P51" style:family="paragraph" style:parent-style-name="Standard">
      <style:text-properties fo:font-size="12pt" fo:font-style="normal" style:text-underline-style="none" officeooo:rsid="006504d3" officeooo:paragraph-rsid="006a9fa4" style:font-size-asian="12pt" style:font-style-asian="normal" style:font-size-complex="12pt" style:font-style-complex="normal"/>
    </style:style>
    <style:style style:name="P52" style:family="paragraph" style:parent-style-name="Standard">
      <style:text-properties fo:font-size="12pt" fo:font-style="normal" style:text-underline-style="none" officeooo:rsid="0052e0a3" officeooo:paragraph-rsid="0065f557" style:font-size-asian="12pt" style:font-style-asian="normal" style:font-size-complex="12pt" style:font-style-complex="normal"/>
    </style:style>
    <style:style style:name="P53" style:family="paragraph" style:parent-style-name="Standard">
      <style:text-properties fo:font-size="12pt" fo:font-style="normal" style:text-underline-style="none" officeooo:rsid="005ab0f2" officeooo:paragraph-rsid="0065f557" style:font-size-asian="12pt" style:font-style-asian="normal" style:font-size-complex="12pt" style:font-style-complex="normal"/>
    </style:style>
    <style:style style:name="P54" style:family="paragraph" style:parent-style-name="Standard">
      <style:text-properties fo:font-size="12pt" fo:font-style="normal" style:text-underline-style="none" officeooo:rsid="005ab0f2" officeooo:paragraph-rsid="006a9fa4" style:font-size-asian="12pt" style:font-style-asian="normal" style:font-size-complex="12pt" style:font-style-complex="normal"/>
    </style:style>
    <style:style style:name="P55" style:family="paragraph" style:parent-style-name="Standard">
      <style:text-properties fo:font-size="12pt" fo:font-style="normal" style:text-underline-style="none" officeooo:rsid="005b6d3a" officeooo:paragraph-rsid="0065f557" style:font-size-asian="12pt" style:font-style-asian="normal" style:font-size-complex="12pt" style:font-style-complex="normal"/>
    </style:style>
    <style:style style:name="P56" style:family="paragraph" style:parent-style-name="Standard">
      <style:text-properties fo:font-size="12pt" fo:font-style="normal" style:text-underline-style="none" officeooo:rsid="00534219" officeooo:paragraph-rsid="0065f557" style:font-size-asian="12pt" style:font-style-asian="normal" style:font-size-complex="12pt" style:font-style-complex="normal"/>
    </style:style>
    <style:style style:name="P57" style:family="paragraph" style:parent-style-name="Standard">
      <style:paragraph-properties fo:text-align="justify" style:justify-single-word="false"/>
      <style:text-properties fo:font-size="12pt" fo:font-style="normal" style:text-underline-style="none" officeooo:rsid="00534219" officeooo:paragraph-rsid="0065f557" style:font-size-asian="12pt" style:font-style-asian="normal" style:font-size-complex="12pt" style:font-style-complex="normal"/>
    </style:style>
    <style:style style:name="P58" style:family="paragraph" style:parent-style-name="Standard">
      <style:text-properties fo:font-size="12pt" fo:font-style="normal" style:text-underline-style="none" officeooo:rsid="00534219" officeooo:paragraph-rsid="00698b96" style:font-size-asian="12pt" style:font-style-asian="normal" style:font-size-complex="12pt" style:font-style-complex="normal"/>
    </style:style>
    <style:style style:name="P59" style:family="paragraph" style:parent-style-name="Standard">
      <style:text-properties fo:font-size="12pt" fo:font-style="normal" style:text-underline-style="none" officeooo:rsid="006a9fa4" officeooo:paragraph-rsid="006a9fa4" style:font-size-asian="12pt" style:font-style-asian="normal" style:font-size-complex="12pt" style:font-style-complex="normal"/>
    </style:style>
    <style:style style:name="P60" style:family="paragraph" style:parent-style-name="Standard">
      <style:text-properties fo:font-size="12pt" fo:font-style="normal" style:text-underline-style="none" officeooo:rsid="006a9fa4" officeooo:paragraph-rsid="0065f557" style:font-size-asian="12pt" style:font-style-asian="normal" style:font-size-complex="12pt" style:font-style-complex="normal"/>
    </style:style>
    <style:style style:name="P61" style:family="paragraph" style:parent-style-name="Standard">
      <style:text-properties fo:font-size="12pt" fo:font-style="normal" style:text-underline-style="none" officeooo:rsid="005f3d40" officeooo:paragraph-rsid="0065f557" style:font-size-asian="12pt" style:font-style-asian="normal" style:font-size-complex="12pt" style:font-style-complex="normal"/>
    </style:style>
    <style:style style:name="P62" style:family="paragraph" style:parent-style-name="Standard">
      <style:text-properties fo:font-size="12pt" fo:font-style="normal" style:text-underline-style="none" officeooo:rsid="005f3d40" officeooo:paragraph-rsid="0070f015" style:font-size-asian="12pt" style:font-style-asian="normal" style:font-size-complex="12pt" style:font-style-complex="normal"/>
    </style:style>
    <style:style style:name="P63" style:family="paragraph" style:parent-style-name="Standard">
      <style:text-properties fo:font-size="12pt" fo:font-style="normal" style:text-underline-style="none" officeooo:rsid="006996e4" officeooo:paragraph-rsid="006ce9ad" style:font-size-asian="12pt" style:font-style-asian="normal" style:font-size-complex="12pt" style:font-style-complex="normal"/>
    </style:style>
    <style:style style:name="P64" style:family="paragraph" style:parent-style-name="Standard">
      <style:text-properties fo:font-size="12pt" fo:font-style="normal" style:text-underline-style="none" officeooo:rsid="006996e4" officeooo:paragraph-rsid="006e38e2" style:font-size-asian="12pt" style:font-style-asian="normal" style:font-size-complex="12pt" style:font-style-complex="normal"/>
    </style:style>
    <style:style style:name="P65" style:family="paragraph" style:parent-style-name="Standard">
      <style:text-properties fo:font-size="12pt" fo:font-style="normal" style:text-underline-style="none" officeooo:rsid="006b361d" officeooo:paragraph-rsid="006b361d" style:font-size-asian="12pt" style:font-style-asian="normal" style:font-size-complex="12pt" style:font-style-complex="normal"/>
    </style:style>
    <style:style style:name="P66" style:family="paragraph" style:parent-style-name="Standard">
      <style:text-properties fo:font-size="12pt" fo:font-style="normal" style:text-underline-style="none" officeooo:rsid="006ce9ad" officeooo:paragraph-rsid="006ce9ad" style:font-size-asian="12pt" style:font-style-asian="normal" style:font-size-complex="12pt" style:font-style-complex="normal"/>
    </style:style>
    <style:style style:name="P67" style:family="paragraph" style:parent-style-name="Standard">
      <style:text-properties fo:font-size="12pt" fo:font-style="normal" style:text-underline-style="none" officeooo:rsid="006e38e2" officeooo:paragraph-rsid="006e38e2" style:font-size-asian="12pt" style:font-style-asian="normal" style:font-size-complex="12pt" style:font-style-complex="normal"/>
    </style:style>
    <style:style style:name="P68" style:family="paragraph" style:parent-style-name="Standard">
      <style:text-properties fo:font-size="12pt" fo:font-style="normal" style:text-underline-style="none" officeooo:rsid="0070f015" officeooo:paragraph-rsid="006a9fa4" style:font-size-asian="12pt" style:font-style-asian="normal" style:font-size-complex="12pt" style:font-style-complex="normal"/>
    </style:style>
    <style:style style:name="P69" style:family="paragraph" style:parent-style-name="Standard">
      <style:text-properties fo:font-size="12pt" fo:font-style="normal" style:text-underline-style="none" officeooo:rsid="0070f015" officeooo:paragraph-rsid="0070f015" style:font-size-asian="12pt" style:font-style-asian="normal" style:font-size-complex="12pt" style:font-style-complex="normal"/>
    </style:style>
    <style:style style:name="P70" style:family="paragraph" style:parent-style-name="Standard">
      <style:text-properties fo:font-size="12pt" fo:font-style="normal" style:text-underline-style="none" officeooo:rsid="00561725" officeooo:paragraph-rsid="0065f557" style:font-size-asian="12pt" style:font-style-asian="normal" style:font-size-complex="12pt" style:font-style-complex="normal"/>
    </style:style>
    <style:style style:name="P71" style:family="paragraph" style:parent-style-name="Standard">
      <style:text-properties fo:font-size="12pt" fo:font-style="normal" style:text-underline-style="none" officeooo:rsid="00724307" officeooo:paragraph-rsid="00724307" style:font-size-asian="12pt" style:font-style-asian="normal" style:font-size-complex="12pt" style:font-style-complex="normal"/>
    </style:style>
    <style:style style:name="P72" style:family="paragraph" style:parent-style-name="Standard">
      <style:text-properties fo:font-size="12pt" fo:font-style="normal" style:text-underline-style="none" fo:font-weight="normal" officeooo:rsid="005b6d3a" officeooo:paragraph-rsid="0065f557"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5d2af0" officeooo:paragraph-rsid="0065f557"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style:text-underline-style="none" fo:font-weight="normal" officeooo:rsid="002012f6" officeooo:paragraph-rsid="0065f557" style:font-size-asian="12pt" style:font-style-asian="normal" style:font-weight-asian="normal" style:font-size-complex="12pt" style:font-style-complex="normal" style:font-weight-complex="normal"/>
    </style:style>
    <style:style style:name="P75" style:family="paragraph" style:parent-style-name="Standard">
      <style:text-properties fo:font-size="12pt" fo:font-style="normal" style:text-underline-style="none" fo:font-weight="normal" officeooo:rsid="005d41c9" officeooo:paragraph-rsid="0065f557" style:font-size-asian="12pt" style:font-style-asian="normal" style:font-weight-asian="normal" style:font-size-complex="12pt" style:font-style-complex="normal" style:font-weight-complex="normal"/>
    </style:style>
    <style:style style:name="P76" style:family="paragraph" style:parent-style-name="Standard">
      <style:text-properties fo:font-size="12pt" fo:font-style="normal" style:text-underline-style="none" fo:font-weight="normal" officeooo:rsid="005d41c9" officeooo:paragraph-rsid="006a9fa4" style:font-size-asian="12pt" style:font-style-asian="normal" style:font-weight-asian="normal" style:font-size-complex="12pt" style:font-style-complex="normal" style:font-weight-complex="normal"/>
    </style:style>
    <style:style style:name="P77" style:family="paragraph" style:parent-style-name="Standard">
      <style:text-properties fo:font-size="12pt" fo:font-style="normal" style:text-underline-style="none" fo:font-weight="normal" officeooo:rsid="00698b96" officeooo:paragraph-rsid="00698b96" style:font-size-asian="12pt" style:font-style-asian="normal" style:font-weight-asian="normal" style:font-size-complex="12pt" style:font-style-complex="normal" style:font-weight-complex="normal"/>
    </style:style>
    <style:style style:name="P78" style:family="paragraph" style:parent-style-name="Standard">
      <style:text-properties fo:font-size="12pt" fo:font-style="normal" style:text-underline-style="none" fo:font-weight="normal" officeooo:rsid="005e636d" officeooo:paragraph-rsid="0065f557" style:font-size-asian="12pt" style:font-style-asian="normal" style:font-weight-asian="normal" style:font-size-complex="12pt" style:font-style-complex="normal" style:font-weight-complex="normal"/>
    </style:style>
    <style:style style:name="P79" style:family="paragraph" style:parent-style-name="Standard">
      <style:text-properties fo:font-size="12pt" fo:font-style="normal" style:text-underline-style="none" fo:font-weight="normal" officeooo:rsid="0070f015" officeooo:paragraph-rsid="0070f015" style:font-size-asian="12pt" style:font-style-asian="normal" style:font-weight-asian="normal" style:font-size-complex="12pt" style:font-style-complex="normal" style:font-weight-complex="normal"/>
    </style:style>
    <style:style style:name="P80" style:family="paragraph" style:parent-style-name="Standard">
      <style:text-properties fo:font-size="12pt" fo:font-style="normal" style:text-underline-style="solid" style:text-underline-width="auto" style:text-underline-color="font-color" officeooo:rsid="001b35fb" officeooo:paragraph-rsid="0020abce" style:font-size-asian="12pt" style:font-style-asian="normal" style:font-size-complex="12pt" style:font-style-complex="normal"/>
    </style:style>
    <style:style style:name="P81" style:family="paragraph" style:parent-style-name="Standard">
      <style:text-properties fo:font-size="12pt" fo:font-style="normal" style:text-underline-style="solid" style:text-underline-width="auto" style:text-underline-color="font-color" officeooo:paragraph-rsid="0021cb6a" style:font-size-asian="12pt" style:font-style-asian="normal" style:font-size-complex="12pt" style:font-style-complex="normal"/>
    </style:style>
    <style:style style:name="P82" style:family="paragraph" style:parent-style-name="Standard">
      <style:text-properties fo:font-size="12pt" fo:font-style="normal" style:text-underline-style="solid" style:text-underline-width="auto" style:text-underline-color="font-color" officeooo:rsid="0023a86c" officeooo:paragraph-rsid="0065f557" style:font-size-asian="12pt" style:font-style-asian="normal" style:font-size-complex="12pt" style:font-style-complex="normal"/>
    </style:style>
    <style:style style:name="P83" style:family="paragraph" style:parent-style-name="Standard">
      <style:text-properties fo:font-size="12pt" fo:font-style="normal" style:text-underline-style="solid" style:text-underline-width="auto" style:text-underline-color="font-color" officeooo:rsid="004c1ceb" officeooo:paragraph-rsid="0065f557" style:font-size-asian="12pt" style:font-style-asian="normal" style:font-size-complex="12pt" style:font-style-complex="normal"/>
    </style:style>
    <style:style style:name="P8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62e91f" officeooo:paragraph-rsid="0065f557" style:font-size-asian="12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6427db" officeooo:paragraph-rsid="0065f557" style:font-size-asian="12pt" style:font-style-asian="normal" style:font-weight-asian="bold" style:font-size-complex="12pt" style:font-style-complex="normal" style:font-weight-complex="bold"/>
    </style:style>
    <style:style style:name="P86" style:family="paragraph" style:parent-style-name="Standard">
      <style:text-properties fo:font-size="12pt" fo:font-style="normal" style:text-underline-style="solid" style:text-underline-width="auto" style:text-underline-color="font-color" fo:font-weight="bold" officeooo:rsid="0056ecc6" officeooo:paragraph-rsid="0065f557" style:font-size-asian="12pt" style:font-style-asian="normal" style:font-weight-asian="bold" style:font-size-complex="12pt" style:font-style-complex="normal" style:font-weight-complex="bold"/>
    </style:style>
    <style:style style:name="P87" style:family="paragraph" style:parent-style-name="Standard">
      <style:text-properties fo:font-size="12pt" fo:font-style="normal" style:text-underline-style="solid" style:text-underline-width="auto" style:text-underline-color="font-color" fo:font-weight="bold" officeooo:rsid="0052e0a3" officeooo:paragraph-rsid="0065f557" style:font-size-asian="12pt" style:font-style-asian="normal" style:font-weight-asian="bold" style:font-size-complex="12pt" style:font-style-complex="normal" style:font-weight-complex="bold"/>
    </style:style>
    <style:style style:name="P88" style:family="paragraph" style:parent-style-name="Standard">
      <style:text-properties fo:font-size="12pt" fo:font-style="normal" style:text-underline-style="solid" style:text-underline-width="auto" style:text-underline-color="font-color" fo:font-weight="bold" officeooo:rsid="0027070f" officeooo:paragraph-rsid="0065f557" style:font-size-asian="12pt" style:font-style-asian="normal" style:font-weight-asian="bold" style:font-size-complex="12pt" style:font-style-complex="normal" style:font-weight-complex="bold"/>
    </style:style>
    <style:style style:name="P89" style:family="paragraph" style:parent-style-name="Standard">
      <style:text-properties fo:font-size="12pt" fo:font-style="normal" style:text-underline-style="solid" style:text-underline-width="auto" style:text-underline-color="font-color" fo:font-weight="bold" officeooo:rsid="0023a86c" officeooo:paragraph-rsid="0065f557" style:font-size-asian="12pt" style:font-style-asian="normal" style:font-weight-asian="bold" style:font-size-complex="12pt" style:font-style-complex="normal" style:font-weight-complex="bold"/>
    </style:style>
    <style:style style:name="P90" style:family="paragraph" style:parent-style-name="Standard">
      <style:text-properties fo:font-size="12pt" fo:font-style="normal" style:text-underline-style="solid" style:text-underline-width="auto" style:text-underline-color="font-color" fo:font-weight="bold" officeooo:rsid="00290289" officeooo:paragraph-rsid="0065f557" style:font-size-asian="12pt" style:font-style-asian="normal" style:font-weight-asian="bold" style:font-size-complex="12pt" style:font-style-complex="normal" style:font-weight-complex="bold"/>
    </style:style>
    <style:style style:name="P91" style:family="paragraph" style:parent-style-name="Standard">
      <style:text-properties fo:font-size="12pt" fo:font-style="normal" style:text-underline-style="solid" style:text-underline-width="auto" style:text-underline-color="font-color" fo:font-weight="bold" officeooo:rsid="0021cb6a" officeooo:paragraph-rsid="0065f557" style:font-size-asian="12pt" style:font-style-asian="normal" style:font-weight-asian="bold" style:font-size-complex="12pt" style:font-style-complex="normal" style:font-weight-complex="bold"/>
    </style:style>
    <style:style style:name="P92" style:family="paragraph" style:parent-style-name="Standard">
      <style:text-properties fo:font-size="12pt" fo:font-style="normal" style:text-underline-style="solid" style:text-underline-width="auto" style:text-underline-color="font-color" fo:font-weight="bold" officeooo:rsid="00515aa9" officeooo:paragraph-rsid="0065f557" style:font-size-asian="12pt" style:font-style-asian="normal" style:font-weight-asian="bold" style:font-size-complex="12pt" style:font-style-complex="normal" style:font-weight-complex="bold"/>
    </style:style>
    <style:style style:name="P93" style:family="paragraph" style:parent-style-name="Standard">
      <style:text-properties fo:font-size="12pt" fo:font-style="normal" style:text-underline-style="solid" style:text-underline-width="auto" style:text-underline-color="font-color" fo:font-weight="bold" officeooo:rsid="004c7f7d" officeooo:paragraph-rsid="0065f557" style:font-size-asian="12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4c7f7d" officeooo:paragraph-rsid="0065f557" style:font-size-asian="12pt" style:font-style-asian="normal" style:font-weight-asian="bold" style:font-size-complex="12pt" style:font-style-complex="normal" style:font-weight-complex="bold"/>
    </style:style>
    <style:style style:name="P95" style:family="paragraph" style:parent-style-name="Standard">
      <style:text-properties fo:font-size="12pt" fo:font-style="normal" style:text-underline-style="solid" style:text-underline-width="auto" style:text-underline-color="font-color" fo:font-weight="bold" officeooo:rsid="004c1ceb" officeooo:paragraph-rsid="0065f557" style:font-size-asian="12pt" style:font-style-asian="normal" style:font-weight-asian="bold" style:font-size-complex="12pt" style:font-style-complex="normal" style:font-weight-complex="bold"/>
    </style:style>
    <style:style style:name="P96" style:family="paragraph" style:parent-style-name="Standard">
      <style:text-properties fo:font-size="12pt" fo:font-style="normal" style:text-underline-style="solid" style:text-underline-width="auto" style:text-underline-color="font-color" fo:font-weight="bold" officeooo:rsid="005ab0f2" officeooo:paragraph-rsid="0065f557" style:font-size-asian="12pt" style:font-style-asian="normal" style:font-weight-asian="bold" style:font-size-complex="12pt" style:font-style-complex="normal" style:font-weight-complex="bold"/>
    </style:style>
    <style:style style:name="P97" style:family="paragraph" style:parent-style-name="Standard">
      <style:text-properties fo:font-size="12pt" fo:font-style="normal" style:text-underline-style="solid" style:text-underline-width="auto" style:text-underline-color="font-color" fo:font-weight="bold" officeooo:rsid="0067751e" officeooo:paragraph-rsid="0065f557" style:font-size-asian="12pt" style:font-style-asian="normal" style:font-weight-asian="bold" style:font-size-complex="12pt" style:font-style-complex="normal" style:font-weight-complex="bold"/>
    </style:style>
    <style:style style:name="P98" style:family="paragraph" style:parent-style-name="Standard">
      <style:text-properties fo:font-size="12pt" fo:font-style="normal" style:text-underline-style="solid" style:text-underline-width="auto" style:text-underline-color="font-color" fo:font-weight="bold" officeooo:rsid="00561725" officeooo:paragraph-rsid="0065f557" style:font-size-asian="12pt" style:font-style-asian="normal" style:font-weight-asian="bold" style:font-size-complex="12pt" style:font-style-complex="normal" style:font-weight-complex="bold"/>
    </style:style>
    <style:style style:name="P99" style:family="paragraph" style:parent-style-name="Standard">
      <style:text-properties fo:font-size="12pt" fo:font-style="normal" style:text-underline-style="solid" style:text-underline-width="auto" style:text-underline-color="font-color" fo:font-weight="bold" officeooo:rsid="005d2af0" officeooo:paragraph-rsid="0065f557" style:font-size-asian="12pt" style:font-style-asian="normal" style:font-weight-asian="bold" style:font-size-complex="12pt" style:font-style-complex="normal" style:font-weight-complex="bold"/>
    </style:style>
    <style:style style:name="P100" style:family="paragraph" style:parent-style-name="Standard">
      <style:text-properties fo:font-size="12pt" fo:font-style="normal" style:text-underline-style="solid" style:text-underline-width="auto" style:text-underline-color="font-color" fo:font-weight="bold" officeooo:rsid="004f6f4b" officeooo:paragraph-rsid="0065f557" style:font-size-asian="12pt" style:font-style-asian="normal" style:font-weight-asian="bold" style:font-size-complex="12pt" style:font-style-complex="normal" style:font-weight-complex="bold"/>
    </style:style>
    <style:style style:name="P101" style:family="paragraph" style:parent-style-name="Standard">
      <style:text-properties fo:font-size="12pt" officeooo:paragraph-rsid="001b35fb" style:font-size-asian="12pt" style:font-size-complex="12pt"/>
    </style:style>
    <style:style style:name="P102" style:family="paragraph" style:parent-style-name="Standard">
      <style:text-properties fo:font-size="12pt" fo:font-style="italic" style:text-underline-style="solid" style:text-underline-width="auto" style:text-underline-color="font-color" fo:font-weight="normal" officeooo:rsid="001b35fb" officeooo:paragraph-rsid="001b35fb" style:font-size-asian="12pt" style:font-style-asian="italic" style:font-weight-asian="normal" style:font-size-complex="12pt" style:font-style-complex="italic" style:font-weight-complex="normal"/>
    </style:style>
    <style:style style:name="P103" style:family="paragraph" style:parent-style-name="Standard">
      <style:text-properties fo:font-size="12pt" fo:font-style="italic" style:text-underline-style="solid" style:text-underline-width="auto" style:text-underline-color="font-color" officeooo:rsid="001b35fb" officeooo:paragraph-rsid="001b35fb" style:font-size-asian="12pt" style:font-style-asian="italic" style:font-size-complex="12pt" style:font-style-complex="italic"/>
    </style:style>
    <style:style style:name="P104" style:family="paragraph" style:parent-style-name="Standard">
      <style:text-properties fo:font-size="12pt" fo:font-style="italic" style:text-underline-style="solid" style:text-underline-width="auto" style:text-underline-color="font-color" officeooo:rsid="006b361d" officeooo:paragraph-rsid="006b361d" style:font-size-asian="12pt" style:font-style-asian="italic" style:font-size-complex="12pt" style:font-style-complex="italic"/>
    </style:style>
    <style:style style:name="P105" style:family="paragraph" style:parent-style-name="Standard">
      <style:text-properties fo:font-size="12pt" fo:font-style="italic" style:text-underline-style="solid" style:text-underline-width="auto" style:text-underline-color="font-color" officeooo:rsid="00534219" officeooo:paragraph-rsid="0065f557" style:font-size-asian="12pt" style:font-style-asian="italic" style:font-size-complex="12pt" style:font-style-complex="italic"/>
    </style:style>
    <style:style style:name="P106" style:family="paragraph" style:parent-style-name="Standard">
      <style:text-properties fo:font-size="12pt" fo:font-style="italic" style:text-underline-style="none" officeooo:rsid="00205b0f" officeooo:paragraph-rsid="0032684e" style:font-size-asian="12pt" style:font-style-asian="italic" style:font-size-complex="12pt" style:font-style-complex="italic"/>
    </style:style>
    <style:style style:name="P107" style:family="paragraph" style:parent-style-name="Standard">
      <style:text-properties fo:font-size="12pt" fo:font-style="italic" style:text-underline-style="none" officeooo:rsid="00205b0f" officeooo:paragraph-rsid="00205b0f" style:font-size-asian="12pt" style:font-style-asian="italic" style:font-size-complex="12pt" style:font-style-complex="italic"/>
    </style:style>
    <style:style style:name="P108" style:family="paragraph" style:parent-style-name="Standard">
      <style:text-properties fo:font-size="12pt" fo:font-style="italic" style:text-underline-style="none" officeooo:rsid="001b35fb" officeooo:paragraph-rsid="00205b0f" style:font-size-asian="12pt" style:font-style-asian="italic" style:font-size-complex="12pt" style:font-style-complex="italic"/>
    </style:style>
    <style:style style:name="P109" style:family="paragraph" style:parent-style-name="Standard">
      <style:text-properties fo:font-size="12pt" fo:font-style="italic" style:text-underline-style="none" officeooo:rsid="0023a86c" officeooo:paragraph-rsid="0065f557" style:font-size-asian="12pt" style:font-style-asian="italic" style:font-size-complex="12pt" style:font-style-complex="italic"/>
    </style:style>
    <style:style style:name="P110" style:family="paragraph" style:parent-style-name="Standard">
      <style:text-properties fo:font-size="12pt" fo:font-style="italic" style:text-underline-style="none" officeooo:rsid="00367fc3" officeooo:paragraph-rsid="0065f557" style:font-size-asian="12pt" style:font-style-asian="italic" style:font-size-complex="12pt" style:font-style-complex="italic"/>
    </style:style>
    <style:style style:name="P111" style:family="paragraph" style:parent-style-name="Standard">
      <style:paragraph-properties fo:text-align="center" style:justify-single-word="false"/>
      <style:text-properties fo:font-size="12pt" fo:font-weight="bold" officeooo:paragraph-rsid="002012f6" style:font-size-asian="12pt" style:font-weight-asian="bold" style:font-size-complex="12pt" style:font-weight-complex="bold"/>
    </style:style>
    <style:style style:name="P112" style:family="paragraph" style:parent-style-name="Standard">
      <style:paragraph-properties fo:text-align="center" style:justify-single-word="false"/>
      <style:text-properties fo:font-size="12pt" fo:font-weight="bold" officeooo:paragraph-rsid="0021cb6a" style:font-size-asian="12pt" style:font-weight-asian="bold" style:font-size-complex="12pt" style:font-weight-complex="bold"/>
    </style:style>
    <style:style style:name="P113" style:family="paragraph" style:parent-style-name="Standard">
      <style:paragraph-properties fo:text-align="center" style:justify-single-word="false"/>
      <style:text-properties fo:font-size="14pt" fo:font-style="normal" style:text-underline-style="none" officeooo:rsid="004c7f7d" officeooo:paragraph-rsid="004c7f7d" style:font-size-asian="14pt" style:font-style-asian="normal" style:font-size-complex="14pt" style:font-style-complex="normal"/>
    </style:style>
    <style:style style:name="P114" style:family="paragraph" style:parent-style-name="Standard">
      <style:text-properties fo:font-size="14pt" fo:font-style="normal" style:text-underline-style="none" officeooo:rsid="004c7f7d" officeooo:paragraph-rsid="0058a576" style:font-size-asian="14pt" style:font-style-asian="normal" style:font-size-complex="14pt" style:font-style-complex="normal"/>
    </style:style>
    <style:style style:name="P115" style:family="paragraph" style:parent-style-name="Standard">
      <style:text-properties fo:font-size="14pt" fo:font-style="normal" style:text-underline-style="none" officeooo:rsid="004c7f7d" officeooo:paragraph-rsid="004f6f4b" style:font-size-asian="14pt" style:font-style-asian="normal" style:font-size-complex="14pt" style:font-style-complex="normal"/>
    </style:style>
    <style:style style:name="P116" style:family="paragraph" style:parent-style-name="Standard">
      <style:text-properties fo:font-size="14pt" fo:font-style="normal" style:text-underline-style="none" officeooo:rsid="004c7f7d" officeooo:paragraph-rsid="0065f557" style:font-size-asian="14pt" style:font-style-asian="normal" style:font-size-complex="14pt" style:font-style-complex="normal"/>
    </style:style>
    <style:style style:name="P117" style:family="paragraph" style:parent-style-name="Standard">
      <style:text-properties fo:font-size="14pt" fo:font-style="normal" style:text-underline-style="none" officeooo:rsid="001d1355" officeooo:paragraph-rsid="004f6f4b" style:font-size-asian="14pt" style:font-style-asian="normal" style:font-size-complex="14pt" style:font-style-complex="normal"/>
    </style:style>
    <style:style style:name="P118" style:family="paragraph" style:parent-style-name="Standard">
      <style:text-properties fo:font-size="14pt" fo:font-style="normal" style:text-underline-style="none" officeooo:rsid="001d1355" officeooo:paragraph-rsid="0062e91f" style:font-size-asian="14pt" style:font-style-asian="normal" style:font-size-complex="14pt" style:font-style-complex="normal"/>
    </style:style>
    <style:style style:name="P119" style:family="paragraph" style:parent-style-name="Standard">
      <style:paragraph-properties fo:text-align="center" style:justify-single-word="false"/>
      <style:text-properties fo:font-size="14pt" fo:font-style="normal" style:text-underline-style="none" officeooo:rsid="001d1355" officeooo:paragraph-rsid="0065f557" style:font-size-asian="14pt" style:font-style-asian="normal" style:font-size-complex="14pt" style:font-style-complex="normal"/>
    </style:style>
    <style:style style:name="P120" style:family="paragraph" style:parent-style-name="Standard">
      <style:text-properties fo:font-size="14pt" fo:font-style="normal" style:text-underline-style="none" officeooo:rsid="004c1ceb" officeooo:paragraph-rsid="00513979" style:font-size-asian="14pt" style:font-style-asian="normal" style:font-size-complex="14pt" style:font-style-complex="normal"/>
    </style:style>
    <style:style style:name="P121" style:family="paragraph" style:parent-style-name="Standard">
      <style:text-properties fo:font-size="14pt" fo:font-style="normal" style:text-underline-style="none" officeooo:rsid="004c1ceb" officeooo:paragraph-rsid="004c1ceb" style:font-size-asian="14pt" style:font-style-asian="normal" style:font-size-complex="14pt" style:font-style-complex="normal"/>
    </style:style>
    <style:style style:name="P122" style:family="paragraph" style:parent-style-name="Standard">
      <style:text-properties fo:font-size="14pt" fo:font-style="normal" style:text-underline-style="none" officeooo:rsid="004c1ceb" officeooo:paragraph-rsid="0058a576" style:font-size-asian="14pt" style:font-style-asian="normal" style:font-size-complex="14pt" style:font-style-complex="normal"/>
    </style:style>
    <style:style style:name="P123" style:family="paragraph" style:parent-style-name="Standard">
      <style:text-properties fo:font-size="14pt" fo:font-style="normal" style:text-underline-style="none" officeooo:rsid="004c1ceb" officeooo:paragraph-rsid="0065f557" style:font-size-asian="14pt" style:font-style-asian="normal" style:font-size-complex="14pt" style:font-style-complex="normal"/>
    </style:style>
    <style:style style:name="P124" style:family="paragraph" style:parent-style-name="Standard">
      <style:text-properties fo:font-size="14pt" fo:font-style="normal" style:text-underline-style="none" officeooo:rsid="004c1ceb" officeooo:paragraph-rsid="0062e91f" style:font-size-asian="14pt" style:font-style-asian="normal" style:font-size-complex="14pt" style:font-style-complex="normal"/>
    </style:style>
    <style:style style:name="P125" style:family="paragraph" style:parent-style-name="Standard">
      <style:text-properties fo:font-size="14pt" fo:font-style="normal" style:text-underline-style="none" officeooo:rsid="004c1ceb" officeooo:paragraph-rsid="006b1c30" style:font-size-asian="14pt" style:font-style-asian="normal" style:font-size-complex="14pt" style:font-style-complex="normal"/>
    </style:style>
    <style:style style:name="P126" style:family="paragraph" style:parent-style-name="Standard">
      <style:text-properties fo:font-size="14pt" fo:font-style="normal" style:text-underline-style="none" officeooo:rsid="004c1ceb" officeooo:paragraph-rsid="006b361d" style:font-size-asian="14pt" style:font-style-asian="normal" style:font-size-complex="14pt" style:font-style-complex="normal"/>
    </style:style>
    <style:style style:name="P127" style:family="paragraph" style:parent-style-name="Standard">
      <style:text-properties fo:font-size="14pt" fo:font-style="normal" style:text-underline-style="none" officeooo:rsid="00472068" officeooo:paragraph-rsid="0056477f" style:font-size-asian="14pt" style:font-style-asian="normal" style:font-size-complex="14pt" style:font-style-complex="normal"/>
    </style:style>
    <style:style style:name="P128" style:family="paragraph" style:parent-style-name="Standard">
      <style:text-properties fo:font-size="14pt" fo:font-style="normal" style:text-underline-style="none" officeooo:rsid="00472068" officeooo:paragraph-rsid="0065f557" style:font-size-asian="14pt" style:font-style-asian="normal" style:font-size-complex="14pt" style:font-style-complex="normal"/>
    </style:style>
    <style:style style:name="P129" style:family="paragraph" style:parent-style-name="Standard">
      <style:text-properties fo:font-size="14pt" fo:font-style="normal" style:text-underline-style="none" officeooo:rsid="00513979" officeooo:paragraph-rsid="0058a576" style:font-size-asian="14pt" style:font-style-asian="normal" style:font-size-complex="14pt" style:font-style-complex="normal"/>
    </style:style>
    <style:style style:name="P130" style:family="paragraph" style:parent-style-name="Standard">
      <style:text-properties fo:font-size="14pt" fo:font-style="normal" style:text-underline-style="none" officeooo:rsid="00513979" officeooo:paragraph-rsid="0065f557" style:font-size-asian="14pt" style:font-style-asian="normal" style:font-size-complex="14pt" style:font-style-complex="normal"/>
    </style:style>
    <style:style style:name="P131" style:family="paragraph" style:parent-style-name="Standard">
      <style:text-properties fo:font-size="14pt" fo:font-style="normal" style:text-underline-style="none" officeooo:rsid="00561725" officeooo:paragraph-rsid="0058a576" style:font-size-asian="14pt" style:font-style-asian="normal" style:font-size-complex="14pt" style:font-style-complex="normal"/>
    </style:style>
    <style:style style:name="P132" style:family="paragraph" style:parent-style-name="Standard">
      <style:text-properties fo:font-size="14pt" fo:font-style="normal" style:text-underline-style="none" officeooo:rsid="00561725" officeooo:paragraph-rsid="0065f557" style:font-size-asian="14pt" style:font-style-asian="normal" style:font-size-complex="14pt" style:font-style-complex="normal"/>
    </style:style>
    <style:style style:name="P133" style:family="paragraph" style:parent-style-name="Standard">
      <style:text-properties fo:font-size="14pt" fo:font-style="normal" style:text-underline-style="none" officeooo:rsid="0058f7ad" officeooo:paragraph-rsid="004c1ceb" style:font-size-asian="14pt" style:font-style-asian="normal" style:font-size-complex="14pt" style:font-style-complex="normal"/>
    </style:style>
    <style:style style:name="P134" style:family="paragraph" style:parent-style-name="Standard">
      <style:text-properties fo:font-size="14pt" fo:font-style="normal" style:text-underline-style="none" officeooo:rsid="0058f7ad" officeooo:paragraph-rsid="0056477f" style:font-size-asian="14pt" style:font-style-asian="normal" style:font-size-complex="14pt" style:font-style-complex="normal"/>
    </style:style>
    <style:style style:name="P135" style:family="paragraph" style:parent-style-name="Standard">
      <style:text-properties fo:font-size="14pt" fo:font-style="normal" style:text-underline-style="none" officeooo:rsid="0058f7ad" officeooo:paragraph-rsid="0058f7ad" style:font-size-asian="14pt" style:font-style-asian="normal" style:font-size-complex="14pt" style:font-style-complex="normal"/>
    </style:style>
    <style:style style:name="P136" style:family="paragraph" style:parent-style-name="Standard">
      <style:text-properties fo:font-size="14pt" fo:font-style="normal" style:text-underline-style="none" officeooo:rsid="0058f7ad" officeooo:paragraph-rsid="0058a576" style:font-size-asian="14pt" style:font-style-asian="normal" style:font-size-complex="14pt" style:font-style-complex="normal"/>
    </style:style>
    <style:style style:name="P137" style:family="paragraph" style:parent-style-name="Standard">
      <style:text-properties fo:font-size="14pt" fo:font-style="normal" style:text-underline-style="none" officeooo:rsid="0058f7ad" officeooo:paragraph-rsid="0065f557" style:font-size-asian="14pt" style:font-style-asian="normal" style:font-size-complex="14pt" style:font-style-complex="normal"/>
    </style:style>
    <style:style style:name="P138" style:family="paragraph" style:parent-style-name="Standard">
      <style:text-properties fo:font-size="14pt" fo:font-style="normal" style:text-underline-style="none" officeooo:rsid="00480560" officeooo:paragraph-rsid="0056477f" style:font-size-asian="14pt" style:font-style-asian="normal" style:font-size-complex="14pt" style:font-style-complex="normal"/>
    </style:style>
    <style:style style:name="P139" style:family="paragraph" style:parent-style-name="Standard">
      <style:text-properties fo:font-size="14pt" fo:font-style="normal" style:text-underline-style="none" officeooo:rsid="00480560" officeooo:paragraph-rsid="0065f557" style:font-size-asian="14pt" style:font-style-asian="normal" style:font-size-complex="14pt" style:font-style-complex="normal"/>
    </style:style>
    <style:style style:name="P140" style:family="paragraph" style:parent-style-name="Standard">
      <style:text-properties fo:font-size="14pt" fo:font-style="normal" style:text-underline-style="none" officeooo:rsid="004f6f4b" officeooo:paragraph-rsid="004f6f4b" style:font-size-asian="14pt" style:font-style-asian="normal" style:font-size-complex="14pt" style:font-style-complex="normal"/>
    </style:style>
    <style:style style:name="P141" style:family="paragraph" style:parent-style-name="Standard">
      <style:text-properties fo:font-size="14pt" fo:font-style="normal" style:text-underline-style="none" officeooo:rsid="004f6f4b" officeooo:paragraph-rsid="0058a576" style:font-size-asian="14pt" style:font-style-asian="normal" style:font-size-complex="14pt" style:font-style-complex="normal"/>
    </style:style>
    <style:style style:name="P142" style:family="paragraph" style:parent-style-name="Standard">
      <style:text-properties fo:font-size="14pt" fo:font-style="normal" style:text-underline-style="none" officeooo:rsid="004f6f4b" officeooo:paragraph-rsid="0062e91f" style:font-size-asian="14pt" style:font-style-asian="normal" style:font-size-complex="14pt" style:font-style-complex="normal"/>
    </style:style>
    <style:style style:name="P143" style:family="paragraph" style:parent-style-name="Standard">
      <style:text-properties fo:font-size="14pt" fo:font-style="normal" style:text-underline-style="none" officeooo:rsid="004f6f4b" officeooo:paragraph-rsid="0065f557" style:font-size-asian="14pt" style:font-style-asian="normal" style:font-size-complex="14pt" style:font-style-complex="normal"/>
    </style:style>
    <style:style style:name="P144" style:family="paragraph" style:parent-style-name="Standard" style:list-style-name="L1">
      <style:text-properties fo:font-size="14pt" fo:font-style="normal" style:text-underline-style="none" officeooo:rsid="001d1355" officeooo:paragraph-rsid="0056477f" style:font-size-asian="14pt" style:font-style-asian="normal" style:font-size-complex="14pt" style:font-style-complex="normal"/>
    </style:style>
    <style:style style:name="P145" style:family="paragraph" style:parent-style-name="Standard" style:list-style-name="L1">
      <style:text-properties fo:font-size="14pt" fo:font-style="normal" style:text-underline-style="none" officeooo:rsid="001d1355" officeooo:paragraph-rsid="0065f557" style:font-size-asian="14pt" style:font-style-asian="normal" style:font-size-complex="14pt" style:font-style-complex="normal"/>
    </style:style>
    <style:style style:name="P146" style:family="paragraph" style:parent-style-name="Standard" style:list-style-name="L1">
      <style:text-properties fo:font-size="14pt" fo:font-style="normal" style:text-underline-style="none" officeooo:rsid="00472068" officeooo:paragraph-rsid="0056477f" style:font-size-asian="14pt" style:font-style-asian="normal" style:font-size-complex="14pt" style:font-style-complex="normal"/>
    </style:style>
    <style:style style:name="P147" style:family="paragraph" style:parent-style-name="Standard" style:list-style-name="L1">
      <style:text-properties fo:font-size="14pt" fo:font-style="normal" style:text-underline-style="none" officeooo:rsid="00472068" officeooo:paragraph-rsid="0065f557" style:font-size-asian="14pt" style:font-style-asian="normal" style:font-size-complex="14pt" style:font-style-complex="normal"/>
    </style:style>
    <style:style style:name="P148" style:family="paragraph" style:parent-style-name="Standard" style:list-style-name="L1">
      <style:text-properties fo:font-size="14pt" fo:font-style="normal" style:text-underline-style="none" officeooo:rsid="004c1ceb" officeooo:paragraph-rsid="0056477f" style:font-size-asian="14pt" style:font-style-asian="normal" style:font-size-complex="14pt" style:font-style-complex="normal"/>
    </style:style>
    <style:style style:name="P149" style:family="paragraph" style:parent-style-name="Standard" style:list-style-name="L1">
      <style:text-properties fo:font-size="14pt" fo:font-style="normal" style:text-underline-style="none" officeooo:rsid="004c1ceb" officeooo:paragraph-rsid="0065f557" style:font-size-asian="14pt" style:font-style-asian="normal" style:font-size-complex="14pt" style:font-style-complex="normal"/>
    </style:style>
    <style:style style:name="P150" style:family="paragraph" style:parent-style-name="Standard" style:list-style-name="L1">
      <style:text-properties fo:font-size="14pt" fo:font-style="normal" style:text-underline-style="none" officeooo:rsid="00480560" officeooo:paragraph-rsid="0056477f" style:font-size-asian="14pt" style:font-style-asian="normal" style:font-size-complex="14pt" style:font-style-complex="normal"/>
    </style:style>
    <style:style style:name="P151" style:family="paragraph" style:parent-style-name="Standard" style:list-style-name="L1">
      <style:text-properties fo:font-size="14pt" fo:font-style="normal" style:text-underline-style="none" officeooo:rsid="00480560" officeooo:paragraph-rsid="0065f557" style:font-size-asian="14pt" style:font-style-asian="normal" style:font-size-complex="14pt" style:font-style-complex="normal"/>
    </style:style>
    <style:style style:name="P152" style:family="paragraph" style:parent-style-name="Standard" style:list-style-name="L2">
      <style:text-properties fo:font-size="12pt" fo:font-style="normal" style:text-underline-style="none" officeooo:rsid="0027070f" officeooo:paragraph-rsid="0065f557" style:font-size-asian="12pt" style:font-style-asian="normal" style:font-size-complex="12pt" style:font-style-complex="normal"/>
    </style:style>
    <style:style style:name="P153" style:family="paragraph" style:parent-style-name="Standard" style:list-style-name="L3">
      <style:text-properties fo:font-size="12pt" fo:font-style="normal" style:text-underline-style="none" officeooo:rsid="0027070f" officeooo:paragraph-rsid="0065f557" style:font-size-asian="12pt" style:font-style-asian="normal" style:font-size-complex="12pt" style:font-style-complex="normal"/>
    </style:style>
    <style:style style:name="P154" style:family="paragraph" style:parent-style-name="Standard" style:list-style-name="L3">
      <style:text-properties fo:font-size="12pt" fo:font-style="normal" style:text-underline-style="none" officeooo:rsid="0021cb6a" officeooo:paragraph-rsid="0065f557" style:font-size-asian="12pt" style:font-style-asian="normal" style:font-size-complex="12pt" style:font-style-complex="normal"/>
    </style:style>
    <style:style style:name="P155" style:family="paragraph" style:parent-style-name="Standard" style:list-style-name="L4">
      <style:text-properties fo:font-size="12pt" fo:font-style="normal" style:text-underline-style="none" officeooo:rsid="005d41c9" officeooo:paragraph-rsid="006ce9ad" style:font-size-asian="12pt" style:font-style-asian="normal" style:font-size-complex="12pt" style:font-style-complex="normal"/>
    </style:style>
    <style:style style:name="P156" style:family="paragraph" style:parent-style-name="Standard" style:list-style-name="L4">
      <style:text-properties fo:font-size="12pt" fo:font-style="normal" style:text-underline-style="none" officeooo:rsid="00698b96" officeooo:paragraph-rsid="006ce9ad" style:font-size-asian="12pt" style:font-style-asian="normal" style:font-size-complex="12pt" style:font-style-complex="normal"/>
    </style:style>
    <style:style style:name="P157" style:family="paragraph" style:parent-style-name="Standard" style:list-style-name="L4">
      <style:text-properties fo:font-size="12pt" fo:font-style="normal" style:text-underline-style="none" officeooo:rsid="006996e4" officeooo:paragraph-rsid="006ce9ad" style:font-size-asian="12pt" style:font-style-asian="normal" style:font-size-complex="12pt" style:font-style-complex="normal"/>
    </style:style>
    <style:style style:name="P158" style:family="paragraph" style:parent-style-name="Standard" style:list-style-name="L4">
      <style:text-properties fo:font-size="12pt" fo:font-style="normal" style:text-underline-style="none" officeooo:rsid="006e38e2" officeooo:paragraph-rsid="006e38e2" style:font-size-asian="12pt" style:font-style-asian="normal" style:font-size-complex="12pt" style:font-style-complex="normal"/>
    </style:style>
    <style:style style:name="P159" style:family="paragraph" style:parent-style-name="Standard" style:list-style-name="L6">
      <style:text-properties fo:font-size="12pt" fo:font-style="normal" style:text-underline-style="none" officeooo:rsid="00382aa7" officeooo:paragraph-rsid="0065f557" style:font-size-asian="12pt" style:font-style-asian="normal" style:font-size-complex="12pt" style:font-style-complex="normal"/>
    </style:style>
    <style:style style:name="P160" style:family="paragraph" style:parent-style-name="Standard" style:list-style-name="L6">
      <style:text-properties fo:font-size="12pt" fo:font-style="normal" style:text-underline-style="none" officeooo:rsid="00382aa7" officeooo:paragraph-rsid="00382aa7" style:font-size-asian="12pt" style:font-style-asian="normal" style:font-size-complex="12pt" style:font-style-complex="normal"/>
    </style:style>
    <style:style style:name="P161" style:family="paragraph" style:parent-style-name="Standard" style:list-style-name="L7">
      <style:text-properties fo:font-size="12pt" fo:font-style="normal" style:text-underline-style="none" officeooo:rsid="00367fc3" officeooo:paragraph-rsid="0065f557" style:font-size-asian="12pt" style:font-style-asian="normal" style:font-size-complex="12pt" style:font-style-complex="normal"/>
    </style:style>
    <style:style style:name="P162" style:family="paragraph" style:parent-style-name="Standard" style:list-style-name="L6">
      <style:text-properties fo:font-size="12pt" fo:font-style="normal" style:text-underline-style="none" officeooo:rsid="003af5e2" officeooo:paragraph-rsid="00382aa7" style:font-size-asian="12pt" style:font-style-asian="normal" style:font-size-complex="12pt" style:font-style-complex="normal"/>
    </style:style>
    <style:style style:name="P163" style:family="paragraph" style:parent-style-name="Standard" style:list-style-name="L6">
      <style:text-properties fo:font-size="12pt" fo:font-style="normal" style:text-underline-style="none" officeooo:rsid="00397a79" officeooo:paragraph-rsid="00382aa7" style:font-size-asian="12pt" style:font-style-asian="normal" style:font-size-complex="12pt" style:font-style-complex="normal"/>
    </style:style>
    <style:style style:name="P164" style:family="paragraph" style:parent-style-name="Standard" style:list-style-name="L4">
      <style:text-properties officeooo:paragraph-rsid="006ce9ad"/>
    </style:style>
    <style:style style:name="P165" style:family="paragraph" style:parent-style-name="Standard" style:list-style-name="L5">
      <style:text-properties officeooo:paragraph-rsid="006e38e2"/>
    </style:style>
    <style:style style:name="T1" style:family="text">
      <style:text-properties officeooo:rsid="00205b0f"/>
    </style:style>
    <style:style style:name="T2" style:family="text">
      <style:text-properties fo:font-size="8pt" officeooo:rsid="00205b0f" style:font-size-asian="8pt" style:font-size-complex="8pt"/>
    </style:style>
    <style:style style:name="T3" style:family="text">
      <style:text-properties fo:font-size="8pt" officeooo:rsid="0020abce" style:font-size-asian="8pt" style:font-size-complex="8pt"/>
    </style:style>
    <style:style style:name="T4" style:family="text">
      <style:text-properties officeooo:rsid="001b35fb"/>
    </style:style>
    <style:style style:name="T5" style:family="text">
      <style:text-properties fo:font-style="italic" style:text-underline-style="solid" style:text-underline-width="auto" style:text-underline-color="font-color" officeooo:rsid="00205b0f" style:font-style-asian="italic" style:font-style-complex="italic"/>
    </style:style>
    <style:style style:name="T6" style:family="text">
      <style:text-properties fo:font-style="italic" style:text-underline-style="solid" style:text-underline-width="auto" style:text-underline-color="font-color" fo:font-weight="normal" officeooo:rsid="001b35fb"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officeooo:rsid="00205b0f"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fo:font-weight="normal" officeooo:rsid="00472068"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tyle="italic" officeooo:rsid="00205b0f" style:font-style-asian="italic" style:font-style-complex="italic"/>
    </style:style>
    <style:style style:name="T11" style:family="text">
      <style:text-properties fo:font-style="italic" officeooo:rsid="006003f5" style:font-style-asian="italic" style:font-style-complex="italic"/>
    </style:style>
    <style:style style:name="T12" style:family="text">
      <style:text-properties style:text-underline-style="solid" style:text-underline-width="auto" style:text-underline-color="font-color" fo:font-weight="bold" officeooo:rsid="00205b0f" style:font-weight-asian="bold" style:font-weight-complex="bold"/>
    </style:style>
    <style:style style:name="T13" style:family="text">
      <style:text-properties style:text-underline-style="none" officeooo:rsid="0021cb6a"/>
    </style:style>
    <style:style style:name="T14" style:family="text">
      <style:text-properties fo:font-style="normal" style:text-underline-style="none" officeooo:rsid="002012f6" style:font-style-asian="normal" style:font-style-complex="normal"/>
    </style:style>
    <style:style style:name="T15" style:family="text">
      <style:text-properties fo:font-style="normal" style:text-underline-style="none" officeooo:rsid="001b35fb" style:font-style-asian="normal" style:font-style-complex="normal"/>
    </style:style>
    <style:style style:name="T16" style:family="text">
      <style:text-properties officeooo:rsid="0021cb6a"/>
    </style:style>
    <style:style style:name="T17" style:family="text">
      <style:text-properties officeooo:rsid="002575a3"/>
    </style:style>
    <style:style style:name="T18" style:family="text">
      <style:text-properties officeooo:rsid="0027070f"/>
    </style:style>
    <style:style style:name="T19" style:family="text">
      <style:text-properties officeooo:rsid="00290289"/>
    </style:style>
    <style:style style:name="T20" style:family="text">
      <style:text-properties officeooo:rsid="0029d171"/>
    </style:style>
    <style:style style:name="T21" style:family="text">
      <style:text-properties officeooo:rsid="002bd9f4"/>
    </style:style>
    <style:style style:name="T22" style:family="text">
      <style:text-properties officeooo:rsid="0032684e"/>
    </style:style>
    <style:style style:name="T23" style:family="text">
      <style:text-properties officeooo:rsid="0034e78f"/>
    </style:style>
    <style:style style:name="T24" style:family="text">
      <style:text-properties officeooo:rsid="00367fc3"/>
    </style:style>
    <style:style style:name="T25" style:family="text">
      <style:text-properties officeooo:rsid="0037ea9c"/>
    </style:style>
    <style:style style:name="T26" style:family="text">
      <style:text-properties officeooo:rsid="003a0538"/>
    </style:style>
    <style:style style:name="T27" style:family="text">
      <style:text-properties officeooo:rsid="003a82a5"/>
    </style:style>
    <style:style style:name="T28" style:family="text">
      <style:text-properties officeooo:rsid="003af5e2"/>
    </style:style>
    <style:style style:name="T29" style:family="text">
      <style:text-properties officeooo:rsid="003e4d46"/>
    </style:style>
    <style:style style:name="T30" style:family="text">
      <style:text-properties officeooo:rsid="003f0cdc"/>
    </style:style>
    <style:style style:name="T31" style:family="text">
      <style:text-properties officeooo:rsid="00472068"/>
    </style:style>
    <style:style style:name="T32" style:family="text">
      <style:text-properties fo:font-weight="normal" officeooo:rsid="00205b0f" style:font-weight-asian="normal" style:font-weight-complex="normal"/>
    </style:style>
    <style:style style:name="T33" style:family="text">
      <style:text-properties fo:font-weight="normal" officeooo:rsid="006003f5" style:font-weight-asian="normal" style:font-weight-complex="normal"/>
    </style:style>
    <style:style style:name="T34" style:family="text">
      <style:text-properties officeooo:rsid="004c1ceb"/>
    </style:style>
    <style:style style:name="T35" style:family="text">
      <style:text-properties officeooo:rsid="004f6f4b"/>
    </style:style>
    <style:style style:name="T36" style:family="text">
      <style:text-properties officeooo:rsid="00561725"/>
    </style:style>
    <style:style style:name="T37" style:family="text">
      <style:text-properties officeooo:rsid="0056477f"/>
    </style:style>
    <style:style style:name="T38" style:family="text">
      <style:text-properties officeooo:rsid="0058f7ad"/>
    </style:style>
    <style:style style:name="T39" style:family="text">
      <style:text-properties officeooo:rsid="005ab0f2"/>
    </style:style>
    <style:style style:name="T40" style:family="text">
      <style:text-properties officeooo:rsid="005d2af0"/>
    </style:style>
    <style:style style:name="T41" style:family="text">
      <style:text-properties officeooo:rsid="006003f5"/>
    </style:style>
    <style:style style:name="T42" style:family="text">
      <style:text-properties officeooo:rsid="00605a96"/>
    </style:style>
    <style:style style:name="T43" style:family="text">
      <style:text-properties officeooo:rsid="0062e91f"/>
    </style:style>
    <style:style style:name="T44" style:family="text">
      <style:text-properties officeooo:rsid="006427db"/>
    </style:style>
    <style:style style:name="T45" style:family="text">
      <style:text-properties fo:font-weight="bold" style:font-weight-asian="bold" style:font-weight-complex="bold"/>
    </style:style>
    <style:style style:name="T46" style:family="text">
      <style:text-properties fo:font-weight="bold" officeooo:rsid="002bd9f4" style:font-weight-asian="bold" style:font-weight-complex="bold"/>
    </style:style>
    <style:style style:name="T47" style:family="text">
      <style:text-properties fo:font-weight="bold" officeooo:rsid="00561725" style:font-weight-asian="bold" style:font-weight-complex="bold"/>
    </style:style>
    <style:style style:name="T48" style:family="text">
      <style:text-properties officeooo:rsid="006504d3"/>
    </style:style>
    <style:style style:name="T49" style:family="text">
      <style:text-properties officeooo:rsid="0052e0a3"/>
    </style:style>
    <style:style style:name="T50" style:family="text">
      <style:text-properties fo:font-size="12pt" fo:font-style="normal" style:text-underline-style="none" officeooo:rsid="005d41c9" style:font-size-asian="12pt" style:font-style-asian="normal" style:font-size-complex="12pt" style:font-style-complex="normal"/>
    </style:style>
    <style:style style:name="T51" style:family="text">
      <style:text-properties fo:font-size="12pt" fo:font-style="normal" style:text-underline-style="none" officeooo:rsid="00698b96" style:font-size-asian="12pt" style:font-style-asian="normal" style:font-size-complex="12pt" style:font-style-complex="normal"/>
    </style:style>
    <style:style style:name="T52" style:family="text">
      <style:text-properties fo:font-size="12pt" fo:font-style="normal" style:text-underline-style="none" officeooo:rsid="006e38e2" style:font-size-asian="12pt" style:font-style-asian="normal" style:font-size-complex="12pt" style:font-style-complex="normal"/>
    </style:style>
    <style:style style:name="T53" style:family="text">
      <style:text-properties fo:font-size="12pt" fo:font-style="normal" style:text-underline-style="none" officeooo:rsid="006996e4" style:font-size-asian="12pt" style:font-style-asian="normal" style:font-size-complex="12pt" style:font-style-complex="normal"/>
    </style:style>
    <style:style style:name="T54" style:family="text">
      <style:text-properties officeooo:rsid="00666247"/>
    </style:style>
    <style:style style:name="T55" style:family="text">
      <style:text-properties officeooo:rsid="0067751e"/>
    </style:style>
    <style:style style:name="T56" style:family="text">
      <style:text-properties officeooo:rsid="00698b96"/>
    </style:style>
    <style:style style:name="T57" style:family="text">
      <style:text-properties officeooo:rsid="006996e4"/>
    </style:style>
    <style:style style:name="T58" style:family="text">
      <style:text-properties officeooo:rsid="006a9fa4"/>
    </style:style>
    <style:style style:name="T59" style:family="text">
      <style:text-properties officeooo:rsid="006b1c30"/>
    </style:style>
    <style:style style:name="T60" style:family="text">
      <style:text-properties officeooo:rsid="006b361d"/>
    </style:style>
    <style:style style:name="T61" style:family="text">
      <style:text-properties officeooo:rsid="004c7f7d"/>
    </style:style>
    <style:style style:name="T62" style:family="text">
      <style:text-properties officeooo:rsid="006ce9ad"/>
    </style:style>
    <style:style style:name="T63" style:family="text">
      <style:text-properties officeooo:rsid="006e38e2"/>
    </style:style>
    <style:style style:name="T64" style:family="text">
      <style:text-properties officeooo:rsid="006ef44f"/>
    </style:style>
    <style:style style:name="T65" style:family="text">
      <style:text-properties officeooo:rsid="0070f015"/>
    </style:style>
    <style:style style:name="T66" style:family="text">
      <style:text-properties officeooo:rsid="007243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span text:style-name="T4"><text:tab/><text:tab/><text:tab/><text:tab/><text:tab/><text:tab/><text:tab/><text:tab/><text:tab/></text:span><text:span text:style-name="T5">GUIA</text:span><text:span text:style-name="T7"> </text:span><text:span text:style-name="T6">PARA EL </text:span><text:span text:style-name="T8">PROFESOR</text:span><text:span text:style-name="T6">.</text:span></text:p>
      <text:p text:style-name="P102"/>
      <text:p text:style-name="P103"/>
      <text:p text:style-name="P111"><text:span text:style-name="T14">iN</text:span><text:span text:style-name="T15">achoLee</text:span></text:p>
      <text:p text:style-name="P20">Tecnologías de la Información para Educar Mejor.</text:p>
      <text:p text:style-name="P3">Software de Calificación De Notas.</text:p>
      <text:p text:style-name="P2"/>
      <text:p text:style-name="P4"/>
      <text:p text:style-name="P4"/>
      <text:p text:style-name="P4"/>
      <text:p text:style-name="P4"/>
      <text:p text:style-name="P4"/>
      <text:p text:style-name="P4"><text:s text:c="2"/>{grafico}</text:p>
      <text:p text:style-name="P103"/>
      <text:p text:style-name="P103"/>
      <text:p text:style-name="P103"/>
      <text:p text:style-name="P103"/>
      <text:p text:style-name="P103"/>
      <text:p text:style-name="P103"/>
      <text:p text:style-name="P7">Guía Básica Para <text:span text:style-name="T31">el profesor.</text:span></text:p>
      <text:p text:style-name="P5">Esta guía es usada por <text:s/>tutores regionales certificados por iNachoLee.com. Solicite un tutor <text:s/>regional en la pagina www.inacholee.org/solicitud_tutor.</text:p>
      <text:p text:style-name="P80"/>
      <text:p text:style-name="P8"><text:span text:style-name="T1"><text:tab/><text:tab/></text:span><text:span text:style-name="T12">Otras Guías Disponibles</text:span></text:p>
      <text:p text:style-name="P8"><text:span text:style-name="T32"><text:tab/><text:tab/><text:tab/></text:span><text:span text:style-name="T33">iNachoLee: </text:span><text:span text:style-name="T10">Guía <text:s/></text:span><text:span text:style-name="T11">Basica para el Rector.</text:span></text:p>
      <text:p text:style-name="P106"><text:tab/><text:tab/><text:tab/><text:span text:style-name="T41">INachoLee: Guia basica </text:span>:<text:span text:style-name="T22">RedSaber</text:span></text:p>
      <text:p text:style-name="P106"><text:tab/><text:tab/><text:tab/><text:span text:style-name="T41">iNachoLee: Guia Basica TimCam</text:span></text:p>
      <text:p text:style-name="P106"><text:tab/><text:tab/><text:tab/><text:span text:style-name="T31">Guía para el Padre de Familia.</text:span></text:p>
      <text:p text:style-name="P107"><text:tab/><text:tab/><text:tab/>Guía Básica para El estudiante</text:p>
      <text:p text:style-name="P108"/>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12"><text:span text:style-name="T14">iN</text:span><text:span text:style-name="T15">achoLee</text:span></text:p>
      <text:p text:style-name="P21">Tecnologías de la Información para Educar Mejor.</text:p>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text:span text:style-name="T16">{Codigo De Barra} </text:span><text:span text:style-name="T13"><text:tab/><text:tab/><text:tab/><text:tab/><text:tab/><text:tab/><text:tab/><text:tab/><text:tab/>Impreso en Bogota.</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13"><text:soft-page-break/>INDICE</text:p>
      <text:p text:style-name="P113"/>
      <text:p text:style-name="P140">Introducción y presentación del Proyecto iNachoLee.</text:p>
      <text:p text:style-name="P117"/>
      <text:p text:style-name="P115">La computadora : Introducción.</text:p>
      <text:p text:style-name="P120"/>
      <text:p text:style-name="P125"><text:tab/><text:span text:style-name="T59">Sistemas operativos: Windows y Ubuntu(Linux)</text:span></text:p>
      <text:p text:style-name="P126"/>
      <text:p text:style-name="P126"><text:tab/><text:tab/>- <text:span text:style-name="T60">Apagar, prender y reiniciar la computadora</text:span></text:p>
      <text:p text:style-name="P126"><text:tab/></text:p>
      <text:p text:style-name="P125"><text:tab/><text:tab/>- <text:span text:style-name="T59">El escritorio.</text:span></text:p>
      <text:p text:style-name="P125"><text:tab/><text:tab/></text:p>
      <text:p text:style-name="P125"><text:tab/><text:tab/>- <text:span text:style-name="T59">Ejecutar programas.</text:span></text:p>
      <text:p text:style-name="P125"><text:tab/><text:tab/></text:p>
      <text:p text:style-name="P125"><text:tab/><text:tab/>- <text:span text:style-name="T59">Copiar y pegar archivos</text:span></text:p>
      <text:p text:style-name="P125"/>
      <text:p text:style-name="P125"><text:tab/><text:tab/>- <text:span text:style-name="T59">Explorador de archivos</text:span></text:p>
      <text:p text:style-name="P125"><text:tab/><text:tab/></text:p>
      <text:p text:style-name="P125"><text:tab/><text:tab/>- <text:span text:style-name="T59">Operaciones en memoria USB: Copiar, Pegar y abrir archivo.</text:span></text:p>
      <text:p text:style-name="P125"><text:tab/><text:tab/></text:p>
      <text:p text:style-name="P125"><text:tab/><text:span text:style-name="T61">Quien ejecuta las instrucciones : El hardware</text:span></text:p>
      <text:p text:style-name="P124"><text:tab/></text:p>
      <text:p text:style-name="P124"><text:tab/> <text:s text:c="3"/><text:tab/><text:span text:style-name="T36">- Aprender el manejo básico del </text:span>Mouse</text:p>
      <text:p text:style-name="P124"><text:tab/></text:p>
      <text:p text:style-name="P124"><text:tab/> <text:s text:c="3"/><text:tab/><text:span text:style-name="T36">- Aprender el manejo básico del </text:span>Teclado</text:p>
      <text:p text:style-name="P124"><text:tab/></text:p>
      <text:p text:style-name="P124"><text:tab/> <text:s text:c="3"/><text:tab/>- Reconociendo el Monitor.</text:p>
      <text:p text:style-name="P118"><text:tab/></text:p>
      <text:p text:style-name="P118"><text:tab/> <text:s text:c="3"/><text:tab/>- La Unidad de procesamiento</text:p>
      <text:p text:style-name="P124"><text:s text:c="10"/></text:p>
      <text:p text:style-name="P124"><text:tab/><text:tab/>- Ejercicios.</text:p>
      <text:p text:style-name="P142"/>
      <text:p text:style-name="P120"><text:s text:c="11"/><text:span text:style-name="T36">Las instrucciones a ejecutar : </text:span>Software</text:p>
      <text:p text:style-name="P120"><text:tab/><text:tab/></text:p>
      <text:p text:style-name="P120"><text:span text:style-name="T36"><text:tab/><text:tab/>- El </text:span>Software <text:span text:style-name="T36">De escritorio</text:span></text:p>
      <text:p text:style-name="P120"/>
      <text:p text:style-name="P120"><text:tab/> <text:s text:c="3"/><text:span text:style-name="T35"><text:tab/>- Haciendo la primera carta con Word-Office o WriterOffice</text:span></text:p>
      <text:p text:style-name="P131"><text:tab/><text:tab/></text:p>
      <text:p text:style-name="P131"><text:tab/><text:tab/>- Haciendo la primera planilla co<text:span text:style-name="T43">n</text:span> ExcellOffice o Cal<text:span text:style-name="T43">c</text:span>LibreOffice</text:p>
      <text:p text:style-name="P131"><text:tab/><text:tab/></text:p>
      <text:p text:style-name="P131"><text:soft-page-break/><text:tab/><text:tab/>- La primera presentación para mis estudiantes con <text:s/>PowerPointOffice <text:tab/><text:tab/><text:tab/> <text:s/>ImpressOffice</text:p>
      <text:p text:style-name="P122"><text:s text:c="11"/><text:tab/></text:p>
      <text:p text:style-name="P122"><text:span text:style-name="T36"><text:tab/><text:tab/>- El </text:span>Software de Red</text:p>
      <text:p text:style-name="P122"><text:tab/> <text:s text:c="4"/><text:tab/></text:p>
      <text:p text:style-name="P122"><text:span text:style-name="T36"><text:tab/><text:tab/>- </text:span>Visitando mi primer pagina web</text:p>
      <text:p text:style-name="P122"><text:tab/> <text:s text:c="4"/><text:tab/></text:p>
      <text:p text:style-name="P122"><text:span text:style-name="T36"><text:tab/><text:tab/>- </text:span>Haciendo mi primer consulta en un buscador</text:p>
      <text:p text:style-name="P122"><text:tab/> <text:s text:c="4"/><text:tab/></text:p>
      <text:p text:style-name="P131"><text:tab/><text:tab/>- Enviando el primer email </text:p>
      <text:p text:style-name="P131"><text:tab/><text:tab/></text:p>
      <text:p text:style-name="P131"><text:tab/><text:tab/>- Ejercicios.</text:p>
      <text:p text:style-name="P114"><text:s text:c="3"/><text:tab/></text:p>
      <text:p text:style-name="P141"/>
      <text:p text:style-name="P121"><text:span text:style-name="T35">iN</text:span>achoLee <text:span text:style-name="T37">Introducción.</text:span></text:p>
      <text:p text:style-name="P121"/>
      <text:p text:style-name="P121"><text:tab/>Los perfiles en iNacholee.</text:p>
      <text:p text:style-name="P121"><text:tab/><text:tab/></text:p>
      <text:p text:style-name="P121"><text:tab/><text:tab/><text:span text:style-name="T38">Perfiles administrativos: RECTOR, Auxiliar Administrativo y <text:tab/><text:tab/><text:tab/><text:tab/><text:tab/>Coordinadores</text:span></text:p>
      <text:p text:style-name="P121"/>
      <text:p text:style-name="P121"><text:tab/><text:tab/><text:span text:style-name="T38">Perfil profesor.</text:span></text:p>
      <text:p text:style-name="P133"/>
      <text:p text:style-name="P133"><text:tab/><text:tab/>Perfil alumno</text:p>
      <text:p text:style-name="P133"/>
      <text:p text:style-name="P133"><text:tab/><text:tab/>Perfil Acudiente</text:p>
      <text:p text:style-name="P133"/>
      <text:p text:style-name="P121"><text:tab/>Lo que tienes que saber <text:s/>del perfil <text:s/>rector.</text:p>
      <text:p text:style-name="P121"/>
      <text:p text:style-name="P121"><text:tab/>Divisi<text:span text:style-name="T35">ó</text:span>n sist<text:span text:style-name="T35">é</text:span>mica de iNachoLee.</text:p>
      <text:p text:style-name="P121"/>
      <text:p text:style-name="P121"><text:tab/><text:tab/>Informes</text:p>
      <text:p text:style-name="P121"/>
      <text:p text:style-name="P121"><text:tab/><text:tab/>Gestores</text:p>
      <text:p text:style-name="P121"/>
      <text:p text:style-name="P121"><text:tab/><text:tab/>Accesos <text:span text:style-name="T35">rápidos.</text:span><text:tab/></text:p>
      <text:list xml:id="list2570076924358847807" text:style-name="L1">
        <text:list-header>
          <text:p text:style-name="P144"/>
          <text:p text:style-name="P144">Manejo de Sesiones.</text:p>
        </text:list-header>
      </text:list>
      <text:p text:style-name="P127"><text:tab/></text:p>
      <text:p text:style-name="P127"><text:tab/><text:tab/><text:span text:style-name="T38">Iniciar, terminar session</text:span></text:p>
      <text:p text:style-name="P134"><text:soft-page-break/></text:p>
      <text:p text:style-name="P134"><text:tab/><text:tab/>La importancia de terminar session</text:p>
      <text:p text:style-name="P134"/>
      <text:list xml:id="list144609901808764" text:continue-numbering="true" text:style-name="L1">
        <text:list-header>
          <text:p text:style-name="P146">Calificación de Notas.</text:p>
          <text:p text:style-name="P148"/>
          <text:list>
            <text:list-header>
              <text:p text:style-name="P146"><text:span text:style-name="T34">Abrir “mesa con planilla”</text:span>.</text:p>
            </text:list-header>
          </text:list>
          <text:p text:style-name="P148"/>
          <text:list text:continue-numbering="true">
            <text:list-header>
              <text:p text:style-name="P146"><text:span text:style-name="T34">Seleccionar planilla de la mesa</text:span>.</text:p>
            </text:list-header>
          </text:list>
          <text:p text:style-name="P146"/>
          <text:list text:continue-numbering="true">
            <text:list-header>
              <text:p text:style-name="P146">Ingreso de notas <text:span text:style-name="T34">con el lápiz ágil.</text:span></text:p>
            </text:list-header>
          </text:list>
          <text:p text:style-name="P150"/>
          <text:list text:continue-numbering="true">
            <text:list-header>
              <text:p text:style-name="P150">Ingreso de fallas con el lápiz ágil</text:p>
            </text:list-header>
          </text:list>
        </text:list-header>
      </text:list>
      <text:p text:style-name="P138"/>
      <text:p text:style-name="P135"><text:tab/> <text:s text:c="4"/>Ingreso de <text:s/>notas con planillas con excell.</text:p>
      <text:p text:style-name="P135"><text:tab/></text:p>
      <text:list xml:id="list144609887343076" text:continue-numbering="true" text:style-name="L1">
        <text:list-item>
          <text:list>
            <text:list-header>
              <text:p text:style-name="P150">Copia de notas entre dos planillas</text:p>
            </text:list-header>
          </text:list>
        </text:list-item>
      </text:list>
      <text:p text:style-name="P122"><text:tab/></text:p>
      <text:p text:style-name="P122"><text:tab/><text:span text:style-name="T38">Gestión de Logros</text:span></text:p>
      <text:p text:style-name="P136"/>
      <text:p text:style-name="P122"><text:tab/><text:tab/>Ingreso de logro de una planilla o asignatura.</text:p>
      <text:p text:style-name="P122"><text:tab/></text:p>
      <text:p text:style-name="P122"><text:tab/><text:tab/>Previsualizaci<text:span text:style-name="T35">ó</text:span>n de logros en los boletines</text:p>
      <text:p text:style-name="P122"><text:tab/></text:p>
      <text:p text:style-name="P129"><text:tab/>Ver horario de clase.</text:p>
      <text:p text:style-name="P129"><text:tab/></text:p>
      <text:p text:style-name="P129"><text:tab/>Buscar <text:span text:style-name="T37">información</text:span> de un estudiante.</text:p>
      <text:p text:style-name="P114"><text:s/><text:tab/></text:p>
      <text:p text:style-name="P114"><text:tab/>El observador del estudiantes.</text:p>
      <text:p text:style-name="P114"><text:tab/><text:tab/><text:span text:style-name="T43">Agregar observador</text:span></text:p>
      <text:p text:style-name="P114"/>
      <text:p text:style-name="P114"><text:tab/><text:tab/><text:span text:style-name="T43">Editar observador</text:span></text:p>
      <text:p text:style-name="P114"/>
      <text:p text:style-name="P114"><text:tab/><text:tab/><text:span text:style-name="T43">Eliminar observador</text:span></text:p>
      <text:p text:style-name="P9"><text:tab/></text:p>
      <text:p text:style-name="P4"/>
      <text:p text:style-name="P4"/>
      <text:p text:style-name="P4"/>
      <text:p text:style-name="P4"/>
      <text:p text:style-name="P4"/>
      <text:p text:style-name="P4"/>
      <text:p text:style-name="P4"/>
      <text:p text:style-name="P4"><text:soft-page-break/></text:p>
      <text:p text:style-name="P100">Introducción y presentación del Proyecto iNachoLee.</text:p>
      <text:p text:style-name="P119"/>
      <text:p text:style-name="P10">iNachoLee es <text:span text:style-name="T43">el </text:span>mejor software web para la gestión de procesos educativos y se entrega a las instituciones educativas oficiales totalmente gratis.</text:p>
      <text:p text:style-name="P10"/>
      <text:p text:style-name="P10">La idea nació <text:s/>en el año 2012 cuando <text:span text:style-name="T43">algunos</text:span> integrantes de iNachoLee-Empresa not<text:span text:style-name="T43">aron</text:span> los altos costos <text:span text:style-name="T43">para esta clase</text:span> <text:span text:style-name="T43">de </text:span>software <text:span text:style-name="T43">en el mercado </text:span>y <text:span text:style-name="T43">la </text:span>poca calidad <text:span text:style-name="T43">de estos</text:span>. </text:p>
      <text:p text:style-name="P45"/>
      <text:p text:style-name="P84">Por que gratis.?</text:p>
      <text:p text:style-name="P48"/>
      <text:p text:style-name="P46"><text:span text:style-name="T43">C</text:span>reemos que compartir un producto de calidad nos abres puertas <text:span text:style-name="T43">para el ofrecimiento de nuestros <text:s/>otros productos</text:span>. <text:span text:style-name="T39">Invitamos a conocer nuestras otras soluciones en software: “La RedSaber” para la preparación de las pruebas saber jugando y con maquina propia para la creación y revisión de exámenes tipo ICFES; “TimCam” implemente campañas auditivas en contra del Matoneo; “Sistencia” control de asistencia de profesores y elección de <text:s/>gobierno escolar.</text:span></text:p>
      <text:p text:style-name="P46"/>
      <text:p text:style-name="P46">Los tutores regionales son los encargados de dictar capacitaciones <text:span text:style-name="T42">a las IE| CE que así <text:s/>lo requieran, </text:span>este servicio no es grat<text:span text:style-name="T42">is</text:span>, p<text:span text:style-name="T42">or supuesto con un valor mucho menor de los software con las misma funcionalidades.</text:span></text:p>
      <text:p text:style-name="P46"/>
      <text:p text:style-name="P45"/>
      <text:p text:style-name="P88"><text:span text:style-name="T25">Características de iNachoLee.</text:span>.</text:p>
      <text:p text:style-name="P88"/>
      <text:p text:style-name="P23">Estas son las características mas importante de iNachoLee.</text:p>
      <text:p text:style-name="P24"/>
      <text:list xml:id="list1815208981644864737" text:style-name="L2">
        <text:list-item>
          <text:p text:style-name="P152">Uso Gratis por parte de IE | CE.</text:p>
        </text:list-item>
        <text:list-item>
          <text:p text:style-name="P152"><text:span text:style-name="T29">Es una </text:span>Aplicación Web.</text:p>
        </text:list-item>
        <text:list-item>
          <text:p text:style-name="P152">Instalación en internet o en la Propia IE|CE.</text:p>
        </text:list-item>
        <text:list-item>
          <text:p text:style-name="P152">Tutores regionales para Capacitaciones, Soporte e Instalaciones.</text:p>
        </text:list-item>
        <text:list-item>
          <text:p text:style-name="P152">Licencias validas ante la DIAN de colombia. </text:p>
        </text:list-item>
      </text:list>
      <text:p text:style-name="P27"/>
      <text:p text:style-name="P26"><text:span text:style-name="T20">Su uso para Instituciones Educativas y Centros Educativos oficiales de Colombia es totalmente gratis, E</text:span>s una aplicación web, lo cual indica <text:span text:style-name="T17">su ejecución </text:span><text:s/><text:span text:style-name="T17">simultánea</text:span> en <text:span text:style-name="T18">varios</text:span> <text:s/>computadores <text:span text:style-name="T18">con la única condición de estar conectados a la misma red a la cual pertenece el equipo en el cual se instala iNachoLee. Su <text:s/>instalación puede hacerse en la misma IE|CE o en la Internet. Además se puede solicitar el servicio de los TUTORES REGIONALES certificados por iNachoLee para la capacitación de Docentes, Soporte e Instalación.</text:span></text:p>
      <text:p text:style-name="P37"/>
      <text:p text:style-name="P38"/>
      <text:p text:style-name="P38"/>
      <text:p text:style-name="P38"/>
      <text:p text:style-name="P38"/>
      <text:p text:style-name="P38"/>
      <text:p text:style-name="P38"/>
      <text:p text:style-name="P38"/>
      <text:p text:style-name="P82"><text:soft-page-break/></text:p>
      <text:p text:style-name="P82"><text:span text:style-name="T46">Beneficios</text:span><text:span text:style-name="T45"> </text:span><text:span text:style-name="T46">al usar </text:span><text:span text:style-name="T45"><text:s/>iNacholee </text:span><text:span text:style-name="T46">en </text:span><text:span text:style-name="T45"><text:s/>la IE</text:span><text:span text:style-name="T46">-CE</text:span></text:p>
      <text:p text:style-name="P89"/>
      <text:p text:style-name="P37">Con la presencia de iNachoLee en la IE<text:span text:style-name="T21">-CE</text:span>, se notara una cambio positivo en la rapidez como se gestionan <text:span text:style-name="T26">sus </text:span>procesos <text:span text:style-name="T26">internos</text:span> , que anteriormente eran lentos y <text:span text:style-name="T26">des-gastadores.</text:span> La <text:span text:style-name="T26">impresión</text:span> de boletines a larg<text:span text:style-name="T23">o </text:span>plazo <text:span text:style-name="T23">tiende a </text:span>desaparecer p<text:span text:style-name="T23">ue</text:span>s los estudiantes pueden imprimir su propio <text:span text:style-name="T23">boletín</text:span> o ver las notas online. La <text:span text:style-name="T23">generación</text:span> de horarios, Planillas, <text:span text:style-name="T23">Impresión</text:span> de certificados, entre otros se <text:span text:style-name="T23">hará</text:span> de una manera mas eficaz y sin consto algo. <text:span text:style-name="T23">Además</text:span> las IE colabor<text:span text:style-name="T23">a</text:span>n con el medio ambien<text:span text:style-name="T23">te </text:span>al consumir menos papel que antes.</text:p>
      <text:p text:style-name="P37"/>
      <text:p text:style-name="P37">Los profesores se <text:span text:style-name="T23">dedicarían</text:span> a <text:s/>educar <text:span text:style-name="T26">y a </text:span>buscar estrategias para mejorar el proceso de aprendiza<text:span text:style-name="T30">je</text:span> de su estudiantes mas no a realizar <text:span text:style-name="T23">cálculos</text:span> y <text:span text:style-name="T23">demás</text:span>, que por lo general <text:span text:style-name="T23">generan estrés y </text:span>llevan a un desgaste por parte de <text:span text:style-name="T26">este</text:span>.</text:p>
      <text:p text:style-name="P25"/>
      <text:p text:style-name="P24"/>
      <text:p text:style-name="P90"><text:bookmark-start text:name="__DdeLink__1722_61903951"/>ASPECTO LEGAL ANTE LA DIAN(Dirección de Impuestos y Aduanas Nacionales De Colombia)</text:p>
      <text:p text:style-name="P91"/>
      <text:p text:style-name="P26">Las licencias de los software <text:span text:style-name="T42">utilizados en </text:span><text:s/>Instituciones <text:span text:style-name="T18">publicas</text:span> tienen que ser legales ante la DIAN. Por esto <text:s/>iNachoLee usa componentes <text:span text:style-name="T19">de software</text:span> de terceros con licencias validas, estos son los componentes.</text:p>
      <text:p text:style-name="P26"/>
      <text:p text:style-name="P28"><text:s text:c="15"/><text:span text:style-name="T44">Componente software. <text:s text:c="35"/>Tipo de licencia.</text:span></text:p>
      <text:p text:style-name="P28"/>
      <text:list xml:id="list8476472369060545718" text:style-name="L3">
        <text:list-item>
          <text:p text:style-name="P154">Symfony 2.3 <text:s text:c="46"/><text:span text:style-name="T18"><text:s/>MIT</text:span>.</text:p>
        </text:list-item>
        <text:list-item>
          <text:p text:style-name="P154">Jquery <text:s text:c="57"/><text:span text:style-name="T18">MIT</text:span></text:p>
        </text:list-item>
        <text:list-item>
          <text:p text:style-name="P154">Bundle PDF <text:s text:c="48"/><text:span text:style-name="T18">MIT <text:s/></text:span></text:p>
        </text:list-item>
        <text:list-item>
          <text:p text:style-name="P154">BootStrap de Twiter <text:s text:c="36"/><text:span text:style-name="T18">MIT</text:span></text:p>
        </text:list-item>
        <text:list-item>
          <text:p text:style-name="P154">Mysql o POSTGRELL <text:s text:c="31"/>,<text:span text:style-name="T19">MIT</text:span> <text:s/></text:p>
        </text:list-item>
        <text:list-item>
          <text:p text:style-name="P154">Doctrine 2.0 <text:s text:c="8"/><text:span text:style-name="T18"><text:s text:c="41"/>MIT</text:span></text:p>
        </text:list-item>
        <text:list-item>
          <text:p text:style-name="P153">Raphael <text:s text:c="56"/>MIT</text:p>
          <text:p text:style-name="P153"><text:s text:c="3"/></text:p>
        </text:list-item>
      </text:list>
      <text:p text:style-name="P24"/>
      <text:p text:style-name="P25">Las licencias de software tipo MIT permiten un uso gratis por parte de terceros. Además los nuevos software que usen componentes de software con este tipo de licencias, permite a las empresas realizar desarrollos sin la obligación de seguir con el mismo tipo de licencia. </text:p>
      <text:p text:style-name="P30"><text:bookmark-end text:name="__DdeLink__1722_61903951"/></text:p>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85">Para quienes va dirigido este libro.</text:p>
      <text:p text:style-name="P85"/>
      <text:p text:style-name="P29">Algunos profesores antiguos tienen dificultades con el manejo de la computadora, la falta de programas orientados a la capacitación de <text:s/>docentes <text:span text:style-name="T44">en el manejo de las TIC</text:span> por parte de estado colombiano y la poca disponibilidad de <text:span text:style-name="T44">estos,</text:span> dificulta<text:span text:style-name="T44">n la sistematización de procesos internos como : elección del gobierno escolar, <text:s/>informe académicos para estudiantes, profesores y rectores, control de asistencia, otros.</text:span></text:p>
      <text:p text:style-name="P32"/>
      <text:p text:style-name="P33">El grupo de tutores region<text:span text:style-name="T41">ales reunidos en año 2014</text:span> <text:s/>identifi<text:span text:style-name="T41">c</text:span>o este problema como uno de los mas graves si se qui<text:span text:style-name="T41">e</text:span>ren pensar en una educaci<text:span text:style-name="T41">ó</text:span>n compet<text:span text:style-name="T41">itiva</text:span> y ala vanguardia con las ultimas tecnolog<text:span text:style-name="T41">ía</text:span>s. </text:p>
      <text:p text:style-name="P33"/>
      <text:p text:style-name="P33">Creemos que con esta <text:span text:style-name="T54">guía</text:span> colocamos nuestro granito de arena para que los profesores con un poco de tiempo invertido puedan aprender el manejo del computador <text:span text:style-name="T54">y de iNachoLee</text:span>.</text:p>
      <text:p text:style-name="P32"/>
      <text:p text:style-name="P31"/>
      <text:p text:style-name="P86">Que <text:span text:style-name="T44">aprenderás</text:span> en este libro.</text:p>
      <text:p text:style-name="P86"/>
      <text:p text:style-name="P30">El libro esta elaborado para personas con ceros conocimiento del computador. Al terminar de leer el libro se aprende el manejo <text:span text:style-name="T44">básico</text:span> del teclado <text:span text:style-name="T44">y</text:span> mouse, <text:span text:style-name="T44">visitar paginas web en</text:span> internet; usar los programas <text:span text:style-name="T44">de ofimática </text:span>para las tareas <text:span text:style-name="T55">básica</text:span> en la IE. Procesos como el ingreso de notas, ingresos de logros, manejo del observador y otros.</text:p>
      <text:p text:style-name="P32"/>
      <text:p text:style-name="P45">Los libros son 4 tomos donde se explica todos los aspectos de iNachoLee. Puedes obtener una copia digital en <text:span text:style-name="T55">los</text:span> <text:span text:style-name="T55">siguientes</text:span> link :</text:p>
      <text:p text:style-name="P45"/>
      <text:p text:style-name="P49"><text:tab/>– iNachoLee : <text:span text:style-name="T55">Guía</text:span> Básica del profesor.</text:p>
      <text:p text:style-name="P49"><text:tab/>– iNachoLee : <text:span text:style-name="T55">Guía</text:span> <text:span text:style-name="T55">Básica</text:span> para el rector.</text:p>
      <text:p text:style-name="P49"><text:tab/>– <text:span text:style-name="T55">iNachoLee : Guia Basica para el acudiente.</text:span></text:p>
      <text:p text:style-name="P49"><text:s/><text:tab/>– iNachoLee: <text:s/>La Red Saber, <text:span text:style-name="T55">TimCam y Personere</text:span>.</text:p>
      <text:p text:style-name="P45"/>
      <text:p text:style-name="P45">De esta forma creemos que avanzamos para que iNachoLee sea mas <text:span text:style-name="T55">fácil</text:span> en su manejo y que se <text:s/>aproveche 100% en las IE oficiales de <text:span text:style-name="T55">C</text:span>olombia.</text:p>
      <text:p text:style-name="P24"/>
      <text:p text:style-name="P31"><text:span text:style-name="T55">Así</text:span> que te damos la bienvenida en tu viaje para conocer a iNacoLee el mejor software para la gesti<text:span text:style-name="T44">ó</text:span>n de procesos en las IE y lo mejor totalmente gratis.</text:p>
      <text:p text:style-name="P31"/>
      <text:p text:style-name="P116"/>
      <text:p text:style-name="P116"/>
      <text:p text:style-name="P116"/>
      <text:p text:style-name="P116"/>
      <text:p text:style-name="P116"/>
      <text:p text:style-name="P116"/>
      <text:p text:style-name="P116"/>
      <text:p text:style-name="P116"><text:soft-page-break/></text:p>
      <text:p text:style-name="P116"/>
      <text:p text:style-name="P93">La computadora : Introducción.</text:p>
      <text:p text:style-name="P92"/>
      <text:p text:style-name="P46">La computadora es una maquina con muchos usos, se puede <text:span text:style-name="T39">usar para </text:span>escribir <text:span text:style-name="T48">una carta</text:span>, escu<text:span text:style-name="T48">c</text:span>har musi<text:span text:style-name="T48">c</text:span>a <text:span text:style-name="T48">en casa</text:span>, ver <text:span text:style-name="T48">vídeos</text:span> , <text:span text:style-name="T48">realizar</text:span> <text:span text:style-name="T48">cálculos</text:span> comple<text:span text:style-name="T39">jos, otros</text:span>. </text:p>
      <text:p text:style-name="P46"/>
      <text:p text:style-name="P46">Las computadores mas populares <text:span text:style-name="T48">son</text:span> los PC(P<text:span text:style-name="T48">e</text:span>rsonal computer <text:span text:style-name="T48">por siglas en ingles</text:span>) y los <text:span text:style-name="T48">portátiles</text:span> ambos cumplen las mismas funcionalidades, su diferencia es la movilid<text:span text:style-name="T48">ad</text:span> de los <text:span text:style-name="T48">portátiles.</text:span></text:p>
      <text:p text:style-name="P46"/>
      <text:p text:style-name="P47"/>
      <text:p text:style-name="P47"/>
      <text:p text:style-name="P47">{foto de PC} <text:tab/><text:tab/><text:tab/> <text:s text:c="30"/>{foto de portatil}</text:p>
      <text:p text:style-name="P6"><text:s/></text:p>
      <text:p text:style-name="P6"/>
      <text:p text:style-name="P94"/>
      <text:p text:style-name="P94">Quien ejecuta las instrucciones : El hardware</text:p>
      <text:p text:style-name="P56"/>
      <text:p text:style-name="P57">El hardware es la parte <text:span text:style-name="T55">física</text:span> dela computadora. Se tiene el teclado, el mouse, la pantalla, la unidad de procesamiento <text:s/>y los <text:span text:style-name="T55">periféricos</text:span> como las impresoras, <text:span text:style-name="T55">escáner</text:span>, otros.</text:p>
      <text:p text:style-name="P57"/>
      <text:p text:style-name="P56"/>
      <text:p text:style-name="P35">{figura}</text:p>
      <text:p text:style-name="P123"/>
      <text:p text:style-name="P123"><text:tab/></text:p>
      <text:p text:style-name="P95"><text:span text:style-name="T36">Aprender el manejo básico del </text:span>Mouse</text:p>
      <text:p text:style-name="P97"/>
      <text:p text:style-name="P65">El mouse permite seleccionar los diferentes iconos que se encuentra en la pantalla, por ejemplo están: El boton de inicio, administrador de la fecha y hora,etc.</text:p>
      <text:p text:style-name="P65"/>
      <text:p text:style-name="P77">{figura_cursor_pantalla}</text:p>
      <text:p text:style-name="P16"/>
      <text:p text:style-name="P104">Que es dar un <text:s/>Click</text:p>
      <text:p text:style-name="P105"/>
      <text:p text:style-name="P56">Para dar un “Click” <text:span text:style-name="T60">sobre un icono </text:span>solo tiene que tocar el <text:span text:style-name="T60">botón</text:span> izquierdo y volve<text:span text:style-name="T56">r</text:span> a soltarlo. <text:span text:style-name="T60">Es parecido a tocar el timbre de una casa. Normalmente solo se usa la palabra “Click” para hacer referencia al “Click Izquierdo”.</text:span></text:p>
      <text:p text:style-name="P56"/>
      <text:p text:style-name="P56"/>
      <text:p text:style-name="P58">{foto_<text:span text:style-name="T60">mouse_boton_izquierdo</text:span>} <text:s text:c="37"/><text:span text:style-name="T60">{{FotoTimbrecasa}}</text:span></text:p>
      <text:p text:style-name="P58"/>
      <text:p text:style-name="P56"/>
      <text:p text:style-name="P56"/>
      <text:p text:style-name="P56"/>
      <text:p text:style-name="P56"/>
      <text:p text:style-name="P56"/>
      <text:p text:style-name="P63"><text:soft-page-break/></text:p>
      <text:p text:style-name="P63">Ejercicios resuelto: Abrir el programa calculadora.</text:p>
      <text:p text:style-name="P63"><text:s/></text:p>
      <text:list xml:id="list7729648122165369402" text:style-name="L4">
        <text:list-item>
          <text:p text:style-name="P164"><text:span text:style-name="T50">Ubique la tec</text:span><text:span text:style-name="T51">l</text:span><text:span text:style-name="T50">a inicio.</text:span></text:p>
        </text:list-item>
        <text:list-item>
          <text:p text:style-name="P155">Click sobre <text:span text:style-name="T56">el boton de inicio.</text:span></text:p>
        </text:list-item>
        <text:list-item>
          <text:p text:style-name="P156">Ubique el acceso del “<text:span text:style-name="T57">Accesorios</text:span>”.</text:p>
        </text:list-item>
        <text:list-item>
          <text:p text:style-name="P157">Click sobre “Accesorios”.</text:p>
        </text:list-item>
        <text:list-item>
          <text:p text:style-name="P157">Ahora ubique el acceso del programa “calculadora”</text:p>
        </text:list-item>
        <text:list-item>
          <text:p text:style-name="P157">Click en Calculadora</text:p>
        </text:list-item>
      </text:list>
      <text:p text:style-name="P18"/>
      <text:p text:style-name="P56"/>
      <text:p text:style-name="P104">Que es dar un Click Derecho.</text:p>
      <text:p text:style-name="P105"><text:s/></text:p>
      <text:p text:style-name="P56"><text:span text:style-name="T60">U</text:span>bica<text:span text:style-name="T56">r</text:span> <text:span text:style-name="T60">en el mouse el boton </text:span>a la derecha,<text:span text:style-name="T56"> tocar y volver a soltar, como si se tocara el timbre de la oficina del rector.</text:span> Normalmente se usa para <text:span text:style-name="T56">despliegue</text:span> de opciones <text:span text:style-name="T56">d</text:span>el <text:span text:style-name="T60">icono y luego se acompaña de un Click</text:span>.</text:p>
      <text:p text:style-name="P56"/>
      <text:p text:style-name="P58">{{foto_<text:span text:style-name="T60">mouse_derecho</text:span>}} <text:s text:c="35"/><text:span text:style-name="T60">{{foto_mouse_timbre_derecho}}</text:span></text:p>
      <text:p text:style-name="P58"/>
      <text:p text:style-name="P64">Ejercicios resuelto: Abrir el <text:span text:style-name="T63">Explorador de archivos</text:span>.</text:p>
      <text:p text:style-name="P64"><text:s/></text:p>
      <text:list xml:id="list5794530336902256930" text:style-name="L5">
        <text:list-item>
          <text:p text:style-name="P165"><text:span text:style-name="T50">Ubique <text:s/></text:span><text:span text:style-name="T52">con el cursor el icono de </text:span><text:span text:style-name="T50"><text:s/>inicio </text:span><text:span text:style-name="T52">y deje el cursor sobre el</text:span><text:span text:style-name="T50">.</text:span></text:p>
        </text:list-item>
        <text:list-item>
          <text:p text:style-name="P165"><text:span text:style-name="T50">“Click </text:span><text:span text:style-name="T52">Derecho” sobre el icono de inicio.</text:span></text:p>
        </text:list-item>
        <text:list-item>
          <text:p text:style-name="P165"><text:span text:style-name="T51">Ubique </text:span><text:span text:style-name="T52">con el cursor la opción “explorador de archivo”. En caso de cerrarse la ventana de opciones vuelva al paso uno</text:span><text:span text:style-name="T51">.</text:span></text:p>
        </text:list-item>
        <text:list-item>
          <text:p text:style-name="P165"><text:span text:style-name="T53">Click sobre “</text:span><text:span text:style-name="T52">explorador</text:span><text:span text:style-name="T53">”.</text:span><text:span text:style-name="T50"><text:tab/></text:span></text:p>
        </text:list-item>
      </text:list>
      <text:list xml:id="list144609397395716" text:continue-list="list7729648122165369402" text:style-name="L4">
        <text:list-item>
          <text:p text:style-name="P158">Se muestra el explorador de archivo de sistema</text:p>
          <text:p text:style-name="P158">.</text:p>
        </text:list-item>
      </text:list>
      <text:p text:style-name="P19"/>
      <text:p text:style-name="P65"/>
      <text:p text:style-name="P104">Que es dar un “Doble Click”</text:p>
      <text:p text:style-name="P104"/>
      <text:p text:style-name="P56"/>
      <text:p text:style-name="P56"><text:span text:style-name="T62">Son dos click seguidos con tiempo intermedio muy pequeño. N</text:span>ormalmente se usa para ejecutar una <text:span text:style-name="T56">función</text:span> <text:span text:style-name="T56">secundaria</text:span> del elemento do<text:span text:style-name="T56">n</text:span>de se hace el doble cli<text:span text:style-name="T56">ck</text:span></text:p>
      <text:p text:style-name="P56"/>
      <text:p text:style-name="P66">{{foto_mouse_doble_clic}} <text:s text:c="25"/>{{foto_timbre_doble}}</text:p>
      <text:p text:style-name="P16"/>
      <text:p text:style-name="P67">Ejercicio resuelto: Ejecu<text:span text:style-name="T64">t</text:span>ar programa con icono en el escritorio</text:p>
      <text:p text:style-name="P67"/>
      <text:p text:style-name="P67"/>
      <text:p text:style-name="P16"/>
      <text:p text:style-name="P60"/>
      <text:p text:style-name="P59"/>
      <text:p text:style-name="P59"/>
      <text:p text:style-name="P59"/>
      <text:p text:style-name="P59"/>
      <text:p text:style-name="P95"><text:soft-page-break/></text:p>
      <text:p text:style-name="P95"><text:span text:style-name="T36">Aprender el manejo básico del </text:span>Teclado</text:p>
      <text:p text:style-name="P74"/>
      <text:p text:style-name="P75">El teclado permite a las personas ingresar información a los computadores estos procesan la información y devuelven <text:span text:style-name="T65">los</text:span> resultados.</text:p>
      <text:p text:style-name="P75"/>
      <text:p text:style-name="P75">El teclado se divide en varios blo<text:span text:style-name="T58">q</text:span>ues.</text:p>
      <text:p text:style-name="P75"/>
      <text:p text:style-name="P75"/>
      <text:p text:style-name="P75"/>
      <text:p text:style-name="P75"/>
      <text:p text:style-name="P75"/>
      <text:p text:style-name="P75"/>
      <text:p text:style-name="P75"/>
      <text:p text:style-name="P75"/>
      <text:p text:style-name="P75"/>
      <text:p text:style-name="P75"/>
      <text:p text:style-name="P75">Hay teclas que tienen funciones muy importantes.</text:p>
      <text:p text:style-name="P75"/>
      <text:p text:style-name="P75"><text:span text:style-name="T65">Tecla </text:span>Enter: Cambi<text:span text:style-name="T58">a</text:span> de linea <text:s/>O realizar alguna operación.</text:p>
      <text:p text:style-name="P75"/>
      <text:p text:style-name="P75"><text:tab/><text:span text:style-name="T58">{foto}</text:span></text:p>
      <text:p text:style-name="P76"/>
      <text:p text:style-name="P76">Tecla <text:span text:style-name="T58">retroceso</text:span>: Permite borrar <text:span text:style-name="T58">caracteres</text:span> de derecha a <text:span text:style-name="T58">izquierda</text:span> por cada <text:span text:style-name="T58">toque</text:span></text:p>
      <text:p text:style-name="P75"/>
      <text:p text:style-name="P75"><text:tab/><text:span text:style-name="T58">{foto}</text:span></text:p>
      <text:p text:style-name="P75"/>
      <text:p text:style-name="P75">Tecla suprimir: Suprime <text:span text:style-name="T58">caracteres</text:span> en la <text:span text:style-name="T58">posición</text:span> donde se ubica el cursor</text:p>
      <text:p text:style-name="P78"/>
      <text:p text:style-name="P79">Tecla Bloq Mayus: Permite escribir la letras en mayúsculas</text:p>
      <text:p text:style-name="P78"/>
      <text:p text:style-name="P79">Tecla SHIFF: Permite escribir los símbolos ubicados en la parte superior de la en la tecla </text:p>
      <text:p text:style-name="P79"/>
      <text:p text:style-name="P79">Tecla ALT GR: Permite escribir los símbolos ubicados en la parte derecha de la en la tecla </text:p>
      <text:p text:style-name="P123"><text:tab/></text:p>
      <text:p text:style-name="P95">Reconociendo el Monitor.</text:p>
      <text:p text:style-name="P95"/>
      <text:p text:style-name="P62">El monitor permite <text:span text:style-name="T58">interactuar</text:span> de una forma amigable <text:span text:style-name="T58">y fácil </text:span>con el computador. <text:span text:style-name="T65">Es muy parecido <text:s/>a un TV con la gran diferencia que los elementos que este muestra podemos interactuar con ellos atreves de mouse y el teclado.</text:span></text:p>
      <text:p text:style-name="P62"/>
      <text:p text:style-name="P62"><text:span text:style-name="T65">Se tienen dos clases de monitores:</text:span> </text:p>
      <text:p text:style-name="P61"/>
      <text:p text:style-name="P59">{{foto}}</text:p>
      <text:p text:style-name="P68"/>
      <text:p text:style-name="P68"/>
      <text:p text:style-name="P68"><text:soft-page-break/></text:p>
      <text:p text:style-name="P69">Los portátiles traen integrado el monitor.</text:p>
      <text:p text:style-name="P70"/>
      <text:p text:style-name="P69">{{foto de portatil}}</text:p>
      <text:p text:style-name="P69"/>
      <text:p text:style-name="P69"/>
      <text:p text:style-name="P98">La Unidad de procesamiento</text:p>
      <text:p text:style-name="P95"/>
      <text:p text:style-name="P61">La unidad de procesamiento es qui<text:span text:style-name="T58">e</text:span>n realmente se encarga de realizar todos los <text:span text:style-name="T58">cálculos</text:span> y <text:span text:style-name="T58">demás</text:span> .<text:span text:style-name="T65">P</text:span>ara <text:span text:style-name="T65">de esta manera la tarea sea realizada por esta.</text:span></text:p>
      <text:p text:style-name="P61"/>
      <text:p text:style-name="P69">La unidad de procesamiento en los computadores PC, normalmente viene en una torre, junto con el disco duro,mem<text:span text:style-name="T66">o</text:span>ria ram y <text:span text:style-name="T66">demás</text:span> <text:span text:style-name="T66">periféricos.</text:span></text:p>
      <text:p text:style-name="P69"/>
      <text:p text:style-name="P71">{{figura de torre}}</text:p>
      <text:p text:style-name="P69"/>
      <text:p text:style-name="P69">En los <text:span text:style-name="T66">Portátil</text:span> como lo <text:span text:style-name="T66">mencionamos</text:span> anteriormente todo viene integrado: Monitor, Teclado, mouse, Unidad de procesamiento, disco duro,etc.</text:p>
      <text:p text:style-name="P61"/>
      <text:p text:style-name="P71">{{figura de portatil}}</text:p>
      <text:p text:style-name="P95"/>
      <text:p text:style-name="P95"/>
      <text:p text:style-name="P95"><text:span text:style-name="T36">Las instrucciones a ejecutar : </text:span>Software</text:p>
      <text:p text:style-name="P96"/>
      <text:p text:style-name="P54">Para que la computadora reali<text:span text:style-name="T48">ce una</text:span> tarea <text:span text:style-name="T66">en particular</text:span>: Reproducir musica, calcular el promedio <text:span text:style-name="T48">en</text:span> un<text:span text:style-name="T48">a planilla de</text:span> estudi<text:span text:style-name="T48">a</text:span>nte<text:span text:style-name="T48">s</text:span>, hacer un presentaci<text:span text:style-name="T48">ó</text:span>n <text:span text:style-name="T48">de un clase. A</text:span> esta se dele deben de indicar como hacer<text:span text:style-name="T48">l</text:span>o, <text:span text:style-name="T48">estas indicaciones es lo se llama como software.</text:span></text:p>
      <text:p text:style-name="P54"/>
      <text:p text:style-name="P54"/>
      <text:p text:style-name="P54"/>
      <text:p text:style-name="P71">{{figura de software}}</text:p>
      <text:p text:style-name="P54"/>
      <text:p text:style-name="P54"/>
      <text:p text:style-name="P54"/>
      <text:p text:style-name="P54"/>
      <text:p text:style-name="P51">Veamos un ejemplo:</text:p>
      <text:p text:style-name="P53"/>
      <text:p text:style-name="P34"><text:span text:style-name="T48">Supongamos</text:span> que se quiere obtener el resultado de la suma de 6+9. </text:p>
      <text:p text:style-name="P34"/>
      <text:p text:style-name="P34">La computadora tomara las entras 6 y 9, selecciona la instrucción suma y por ultimo devuelve el </text:p>
      <text:p text:style-name="P34">resultado 15</text:p>
      <text:p text:style-name="P34"/>
      <text:p text:style-name="P34"/>
      <text:p text:style-name="P50">{foto de caja negra}</text:p>
      <text:p text:style-name="P50"/>
      <text:p text:style-name="P34"/>
      <text:p text:style-name="P34"/>
      <text:p text:style-name="P34"><text:soft-page-break/>En el mercado hay much<text:span text:style-name="T48">o</text:span>s software o programas <text:span text:style-name="T48">para solucionar problemas específicos:</text:span> desde software que ayuda a escr<text:span text:style-name="T48">i</text:span>bir las cartas <text:span text:style-name="T49"><text:s/>hasta los software para colocar satélites en las orbitas de la tierra.</text:span></text:p>
      <text:p text:style-name="P47"/>
      <text:p text:style-name="P47"/>
      <text:p text:style-name="P52"/>
      <text:p text:style-name="P83"><text:span text:style-name="T47">El </text:span><text:span text:style-name="T45">Software </text:span><text:span text:style-name="T47">De escritorio</text:span></text:p>
      <text:p text:style-name="P52"/>
      <text:p text:style-name="P52">El paquete de office ofrecido por la multinacional <text:span text:style-name="T48">Microsoft</text:span> es unos de los software mas usados. Esta Excell para hoja de <text:span text:style-name="T48">cálculos</text:span>, Word para escribir cartas <text:s/>y powerPo<text:span text:style-name="T48">i</text:span>nt para realizar presentaciones de <text:span text:style-name="T48">negocios</text:span> o <text:span text:style-name="T48">académicas.</text:span></text:p>
      <text:p text:style-name="P52"/>
      <text:p text:style-name="P50">{foto de excell , point}</text:p>
      <text:p text:style-name="P52"/>
      <text:p text:style-name="P52">En el mundo del software libre se tiene LibreOffice con el cual se <text:span text:style-name="T48">escribió</text:span> <text:span text:style-name="T48">nuestors</text:span> libros, Esta Writer para escribir , www para las hojas de calcukolos y sasas para la relizacion de presentaciones .</text:p>
      <text:p text:style-name="P52"/>
      <text:p text:style-name="P52"/>
      <text:p text:style-name="P50">{{foto libreIffice}}</text:p>
      <text:p text:style-name="P52"/>
      <text:p text:style-name="P52">Nuestra <text:span text:style-name="T48">recomendación</text:span> es <text:span text:style-name="T48">usar</text:span> LibreOffice. <text:span text:style-name="T66">T</text:span>iene una l<text:span text:style-name="T48">i</text:span>cencia que les permite el uso gratis . Otro<text:span text:style-name="T48">s <text:s/></text:span><text:s/>software muy usado son los exploradores web: Mozilla, Chrome y IE . Estos permiten la navegacion por internet, revisar emaill. Nuestra recomendación es usar el Mozila junto el Chrome por sus licencia y su filosofia de seguir los estandares de W3.</text:p>
      <text:p text:style-name="P52"/>
      <text:p text:style-name="P50">{{foto de IE,Chrome , Mozilla}}</text:p>
      <text:p text:style-name="P52"/>
      <text:p text:style-name="P52"/>
      <text:p text:style-name="P123"/>
      <text:p text:style-name="P123"/>
      <text:p text:style-name="P123"/>
      <text:p text:style-name="P123"/>
      <text:p text:style-name="P123"/>
      <text:p text:style-name="P123"/>
      <text:p text:style-name="P100">Haciendo la primera carta con Word-Office o WriterOffice</text:p>
      <text:p text:style-name="P87"/>
      <text:p text:style-name="P52">{foto de carta}</text:p>
      <text:p text:style-name="P52"/>
      <text:p text:style-name="P55">Escribir carta con WriterLibre office</text:p>
      <text:p text:style-name="P52"/>
      <text:p text:style-name="P55">Ubicar el boton de inicio, como se indica en la figura.</text:p>
      <text:p text:style-name="P55"/>
      <text:p text:style-name="P55">Click en programas y ubique el software “Writer de Libre Office”. Vea la figura</text:p>
      <text:p text:style-name="P55"/>
      <text:p text:style-name="P55">Abrir “Writter de Libre office” con un click sobre el nombre como indica la figura.</text:p>
      <text:p text:style-name="P55"/>
      <text:p text:style-name="P55"><text:soft-page-break/>Reconocer los elementos mas basicos.</text:p>
      <text:p text:style-name="P55"/>
      <text:p text:style-name="P55">Iniciar a escribir la carta. Con el mouse , haga clik donde se desea iniciar a escribir. Use el teclado para escribir el text de la cata.</text:p>
      <text:p text:style-name="P55"/>
      <text:p text:style-name="P55"/>
      <text:p text:style-name="P132"><text:tab/><text:tab/></text:p>
      <text:p text:style-name="P132"><text:tab/><text:tab/>- Haciendo la primera planilla co<text:span text:style-name="T43">n</text:span> ExcellOffice o Cal<text:span text:style-name="T43">c</text:span>LibreOffice</text:p>
      <text:p text:style-name="P132"><text:tab/><text:tab/></text:p>
      <text:p text:style-name="P132"><text:tab/><text:tab/>- La primera presentación para mis estudiantes con <text:s/>PowerPointOffice <text:tab/><text:tab/><text:tab/> <text:s/>ImpressOffice</text:p>
      <text:p text:style-name="P123"><text:s text:c="11"/><text:tab/></text:p>
      <text:p text:style-name="P95"><text:span text:style-name="T36">El </text:span>Software de Red</text:p>
      <text:p text:style-name="P123"><text:tab/> <text:s text:c="4"/><text:tab/></text:p>
      <text:p text:style-name="P95">Visitando mi primer pagina web</text:p>
      <text:p text:style-name="P87"/>
      <text:p text:style-name="P72">Antes de tratar de visitar una pagina web, se de deben la computadora conectada a internet y tener un explododor de web. Los mas usados son Mozila, Chrome , Opera e IE. Ahora buscar el icion del explorar en el Escritorio, en todos los programas o en la barra de hermitas</text:p>
      <text:p text:style-name="P72"/>
      <text:p text:style-name="P72">Verificar que se tenga un explorador web instalado. Para ello bisque el icono en el escritorio, barra de herramentas o programas. Si no aparece puede ver en apendedice A: Comos instalar Mozilla o Chrome en su computadora. </text:p>
      <text:p text:style-name="P73"/>
      <text:p text:style-name="P73"/>
      <text:p text:style-name="P72"/>
      <text:p text:style-name="P72"/>
      <text:p text:style-name="P73">{{Figura donde se puede conseguir el explorador web.}}</text:p>
      <text:p text:style-name="P72"/>
      <text:p text:style-name="P72"/>
      <text:p text:style-name="P55">Escriba en la caja de direcciones del explorador la url : www,inachoLee.org </text:p>
      <text:p text:style-name="P55"/>
      <text:p text:style-name="P35">Oprima la tecla ENTER o el boton de <text:s/>ir a visitar paragina del explorador fijese en al figura.</text:p>
      <text:p text:style-name="P35"/>
      <text:p text:style-name="P55"/>
      <text:p text:style-name="P55">Este sera el resultado en la pantalla.</text:p>
      <text:p text:style-name="P52"/>
      <text:p text:style-name="P123"><text:tab/> <text:s text:c="4"/><text:tab/></text:p>
      <text:p text:style-name="P123"><text:span text:style-name="T36"><text:tab/><text:tab/>- </text:span>Haciendo mi primer consulta en un buscador</text:p>
      <text:p text:style-name="P123"><text:tab/> <text:s text:c="4"/><text:tab/></text:p>
      <text:p text:style-name="P98">Enviando el primer email</text:p>
      <text:p text:style-name="P99"/>
      <text:p text:style-name="P35">El email es uno de los servios mas populares en la internet, permite que en pocos minutos se pueda enviar una carta al otro estremo del mundo. Y lo mejor totalemn gratis. Para enviar un email por interne se require la misma informacion como si se enviara un Carta por el buzon tradiccional, informacion <text:soft-page-break/>com : El Asunto, la direccion, el contendo si guen aun existiendo en el email.</text:p>
      <text:p text:style-name="P35"/>
      <text:p text:style-name="P52"><text:span text:style-name="T40">En intenetg hay muchas emprsas que ofrecen el servicion totalemtente gratis de envio de email, las mas conocidas son: </text:span><text:a xlink:type="simple" xlink:href="http://www.gmail.com/"><text:span text:style-name="T40">www.gmail.com</text:span></text:a><text:span text:style-name="T40">, </text:span><text:a xlink:type="simple" xlink:href="http://www.yahoo.com/"><text:span text:style-name="T40">www.yahoo.com</text:span></text:a><text:span text:style-name="T40"> , </text:span><text:a xlink:type="simple" xlink:href="http://www.htomail.com/"><text:span text:style-name="T40">www.htomail.com</text:span></text:a><text:span text:style-name="T40">.</text:span></text:p>
      <text:p text:style-name="P35"/>
      <text:p text:style-name="P52"><text:span text:style-name="T40">La cuenta para ejemplo la registraremos en </text:span><text:a xlink:type="simple" xlink:href="http://www.gmail.com/"><text:span text:style-name="T40">www.gmail.com</text:span></text:a><text:span text:style-name="T40"> de la empresa de google.com</text:span></text:p>
      <text:p text:style-name="P35"/>
      <text:p text:style-name="P35">La direcciones de correos electronico tienen un formato unucon que permites saber de antemano que se trata de una email. Todos las direcciones de email o correos electronicos tiene el simbolo @ que se llama arroba. Algunos ejemplos de <text:s/>direcciones de correos electronicos.</text:p>
      <text:p text:style-name="P35"/>
      <text:p text:style-name="P52"><text:a xlink:type="simple" xlink:href="mailto:inacholeee@gmail.com"><text:span text:style-name="T40">inacholeee@gmail.com</text:span></text:a><text:span text:style-name="T40"> <text:s/>o </text:span><text:a xlink:type="simple" xlink:href="mailto:inacholee@inacholee.com"><text:span text:style-name="T40">inacholee@inacholee.com</text:span></text:a></text:p>
      <text:p text:style-name="P35"/>
      <text:p text:style-name="P35">Es hora de iniciar a escribir nuestra primer email.</text:p>
      <text:p text:style-name="P35"/>
      <text:p text:style-name="P52"><text:span text:style-name="T40">Crear Buzon de email en </text:span><text:a xlink:type="simple" xlink:href="http://www.gmail.com/"><text:span text:style-name="T40">www.gmail.com</text:span></text:a></text:p>
      <text:p text:style-name="P35"/>
      <text:p text:style-name="P35"/>
      <text:p text:style-name="P35">Una vez creado el buzon se incia con redacion de la carta.</text:p>
      <text:p text:style-name="P35"/>
      <text:p text:style-name="P35"/>
      <text:p text:style-name="P35">Para inciar a redactar , Ubicar el boton de redactar y dar click</text:p>
      <text:p text:style-name="P35"/>
      <text:p text:style-name="P35"/>
      <text:p text:style-name="P52"><text:span text:style-name="T40">Ingresara la direccion de correo eletronica, para este ejemplo se usa </text:span><text:a xlink:type="simple" xlink:href="mailto:inacholee.colombia@gmail.com"><text:span text:style-name="T40">inacholee.colombia@gmail.com</text:span></text:a></text:p>
      <text:p text:style-name="P35"/>
      <text:p text:style-name="P35">Ahroa ingrasar el asunto.</text:p>
      <text:p text:style-name="P35"/>
      <text:p text:style-name="P35">Iniciar a escribir la carta.</text:p>
      <text:p text:style-name="P52"/>
      <text:p text:style-name="P52"/>
      <text:p text:style-name="P35">Cuando termine de ecribir , pude envair el email. Dando click sobre el boton ENVIAR.</text:p>
      <text:p text:style-name="P35"/>
      <text:p text:style-name="P52"/>
      <text:p text:style-name="P132"><text:tab/><text:tab/></text:p>
      <text:p text:style-name="P132"><text:tab/><text:tab/>- Ejercicios.</text:p>
      <text:p text:style-name="P116"><text:s text:c="3"/><text:tab/></text:p>
      <text:p text:style-name="P143"/>
      <text:p text:style-name="P123"><text:span text:style-name="T35">iN</text:span>achoLee <text:span text:style-name="T37">Introducción.</text:span></text:p>
      <text:p text:style-name="P123"/>
      <text:p text:style-name="P123"><text:tab/>Los perfiles en iNacholee.</text:p>
      <text:p text:style-name="P123"><text:tab/><text:tab/></text:p>
      <text:p text:style-name="P123"><text:tab/><text:tab/><text:span text:style-name="T38">Perfiles administrativos: RECTOR, Auxiliar Administrativo y <text:tab/><text:tab/><text:tab/><text:tab/><text:tab/>Coordinadores</text:span></text:p>
      <text:p text:style-name="P123"/>
      <text:p text:style-name="P123"><text:soft-page-break/><text:tab/><text:tab/><text:span text:style-name="T38">Perfil profesor.</text:span></text:p>
      <text:p text:style-name="P137"/>
      <text:p text:style-name="P137"><text:tab/><text:tab/>Perfil alumno</text:p>
      <text:p text:style-name="P137"/>
      <text:p text:style-name="P137"><text:tab/><text:tab/>Perfil Acudiente</text:p>
      <text:p text:style-name="P137"/>
      <text:p text:style-name="P123"><text:tab/>Lo que tienes que saber <text:s/>del perfil <text:s/>rector.</text:p>
      <text:p text:style-name="P123"/>
      <text:p text:style-name="P123"><text:tab/>Divisi<text:span text:style-name="T35">ó</text:span>n sist<text:span text:style-name="T35">é</text:span>mica de iNachoLee.</text:p>
      <text:list xml:id="list6806461731572722910" text:style-name="L6">
        <text:list-header>
          <text:p text:style-name="P159">DIVISION SISTEMICA: GESTORES, CONSOLIDADOS, RED SOCIAL Y PAQUETES DE TERCEROS.</text:p>
        </text:list-header>
      </text:list>
      <text:p text:style-name="P14"/>
      <text:p text:style-name="P14">Para mayor agilidad e incrementar la usabilida, las funcionalidades de iNachoLee están <text:s/>divididas <text:s/>sistemáticamente en cuatros grupos.</text:p>
      <text:p text:style-name="P14"/>
      <text:p text:style-name="P14">INFORMES(CONSOLIDADOS).</text:p>
      <text:p text:style-name="P14">Se reúnen todos los informes gráficos y <text:s/>tabulares que iNachoLee permite mostrar.</text:p>
      <text:p text:style-name="P14"/>
      <text:p text:style-name="P14">GESTORES: Grupo de funcionalidades que tienen que <text:s/>ver con la configuración o establecimiento de parámetros a iNachoLee.</text:p>
      <text:p text:style-name="P14"/>
      <text:p text:style-name="P14"/>
      <text:p text:style-name="P14">RED SOCIAL.</text:p>
      <text:p text:style-name="P14"/>
      <text:p text:style-name="P14">La funcionalidad como COMPARTIR VIDEO pertenece a este grupo. </text:p>
      <text:p text:style-name="P14"/>
      <text:p text:style-name="P14">PAQUETES DE SOFWARE.</text:p>
      <text:p text:style-name="P14"/>
      <text:p text:style-name="P14">En el mercado a mucho software de terceros que se pueden integrar <text:span text:style-name="T30">fácilmente</text:span> con iNAchoLee. Módulos como de CONTABILIDAD, CONTROL DE ASISTENCIA entre otros, <text:span text:style-name="T30">estarían</text:span> en entre grupo.</text:p>
      <text:p text:style-name="P14"/>
      <text:p text:style-name="P14"/>
      <text:p text:style-name="P43">CONSOLIDADOS.</text:p>
      <text:p text:style-name="P43"/>
      <text:p text:style-name="P43">Los consolidado permiten al rector saber el estado académico,flujo de trabajo de profesores de su establecimiento educativo, de forma rápida y de fácil compresión. </text:p>
      <text:p text:style-name="P43"/>
      <text:p text:style-name="P43">Consolidado De Eficiencia.</text:p>
      <text:p text:style-name="P43"/>
      <text:p text:style-name="P42">Muestra graficamente o en forma tabular NUMERO DE ESTUDIANTES QUE TIENE <text:s/>DESEMPEÑO: SUPERIOR,ALTO,BASICO Y BAJO.</text:p>
      <text:p text:style-name="P43"/>
      <text:p text:style-name="P43"/>
      <text:p text:style-name="P43">Consolidado De Asignaturas Perdidas.</text:p>
      <text:p text:style-name="P43"><text:soft-page-break/></text:p>
      <text:p text:style-name="P43">Permite ver el Numero de asignaturas que pierden los alumnos de un grado o grupo.</text:p>
      <text:p text:style-name="P43"/>
      <text:p text:style-name="P43"/>
      <text:p text:style-name="P43"/>
      <text:p text:style-name="P43"/>
      <text:p text:style-name="P43"/>
      <text:p text:style-name="P43"/>
      <text:p text:style-name="P43">Consolidado: 10 Mejores Estudiantes.</text:p>
      <text:p text:style-name="P43"/>
      <text:p text:style-name="P43">Este consolidado nos permite ver los primero estudiantes con mejor puestos en las diferentes sedes,grados y grupos.</text:p>
      <text:p text:style-name="P43"/>
      <text:p text:style-name="P43">Consolidado: Mejor Grupo.</text:p>
      <text:p text:style-name="P43"/>
      <text:p text:style-name="P43">Permite mirar el promedio de los mejores <text:s/>y peores <text:s/>grupos.</text:p>
      <text:p text:style-name="P22"/>
      <text:p text:style-name="P22"/>
      <text:p text:style-name="P22"/>
      <text:p text:style-name="P43">Consolidado: Profesores Quebradores.</text:p>
      <text:p text:style-name="P43"/>
      <text:p text:style-name="P43">Permite mirar a los profesores que tienen una mayor cantidad de estudiantes que <text:s/>pierden y ganan las asignaturas.</text:p>
      <text:p text:style-name="P43"/>
      <text:p text:style-name="P43">Consolidado: Asignaturas De los Profesores Quebradores.</text:p>
      <text:p text:style-name="P43"/>
      <text:p text:style-name="P43">Permite una descripción gráfica de las asignaturas que los estudiantes mas pierde y ganan.</text:p>
      <text:p text:style-name="P43"/>
      <text:p text:style-name="P44">Consolidado: Estudiantes con Periodo Escolar Perdida.</text:p>
      <text:p text:style-name="P44"/>
      <text:p text:style-name="P44">Permite una descripción gráfica y tabular de los estudiantes que están perdiendo el periodo activo.</text:p>
      <text:p text:style-name="P44"/>
      <text:p text:style-name="P44">Consolidado: Estudiantes Con Problemas Académicos a Final Del Año.</text:p>
      <text:p text:style-name="P44"/>
      <text:p text:style-name="P44">Permite de forma gráfica identificar a los estudiantes que necesitan refuerzos y estrategias especiales antes que se llegue al final del año escolar.</text:p>
      <text:p text:style-name="P44"/>
      <text:p text:style-name="P44"/>
      <text:p text:style-name="P44"/>
      <text:p text:style-name="P123"><text:tab/><text:tab/>Informes</text:p>
      <text:p text:style-name="P123"/>
      <text:p text:style-name="P123"><text:tab/><text:tab/>Gestores</text:p>
      <text:p text:style-name="P123"/>
      <text:p text:style-name="P123"><text:tab/><text:tab/>Accesos <text:span text:style-name="T35">rápidos.</text:span><text:tab/></text:p>
      <text:list xml:id="list144609712356884" text:continue-list="list144609887343076" text:style-name="L1">
        <text:list-header>
          <text:p text:style-name="P145"/>
          <text:p text:style-name="P145"><text:soft-page-break/>Manejo de Sesiones.</text:p>
        </text:list-header>
      </text:list>
      <text:p text:style-name="P109"><text:span text:style-name="T23">I</text:span>niciar <text:span text:style-name="T21">Sesión</text:span> en una <text:span text:style-name="T21">Aplicación</text:span> Web.</text:p>
      <text:p text:style-name="P39"><text:s/></text:p>
      <text:p text:style-name="P39"><text:span text:style-name="T21">I</text:span>ngresar a un sistema o aplicación web con los datos <text:span text:style-name="T23">básicos</text:span> de <text:span text:style-name="T23">identificación:</text:span> usuario y contraseña <text:span text:style-name="T23">para </text:span><text:s/>luego usar todas las <text:span text:style-name="T23">funcionalidades</text:span> que ofrece en sistema <text:span text:style-name="T21">a eso se le llama “iniciar Sesión”</text:span>.</text:p>
      <text:p text:style-name="P39"/>
      <text:p text:style-name="P39"/>
      <text:p text:style-name="P109"><text:span text:style-name="T23">T</text:span>erminar <text:span text:style-name="T23">Sesión.</text:span></text:p>
      <text:p text:style-name="P109"/>
      <text:p text:style-name="P39">Terminar la <text:span text:style-name="T23">sesión</text:span> es decirle al sistema que <text:span text:style-name="T23">borre todos los datos personales <text:s/></text:span>. Y por lo tanto se quiere que se cierre. <text:span text:style-name="T23">Es muy importante Terminar Sesión pues e</text:span>sto evita <text:span text:style-name="T23">también</text:span> que algunos estudiantes, puedan ingresar al sistema con tu nombre.</text:p>
      <text:p text:style-name="P39"/>
      <text:p text:style-name="P39"/>
      <text:p text:style-name="P109"><text:span text:style-name="T23">Perfil De usuario</text:span>.</text:p>
      <text:p text:style-name="P109"/>
      <text:p text:style-name="P39"><text:span text:style-name="T27">El </text:span><text:s/>Perfil <text:span text:style-name="T27">De Usuario</text:span> es <text:s/><text:span text:style-name="T23">único</text:span> para cada usuario de la aplicación web. Normalmente <text:span text:style-name="T28">e</text:span>sta formado, por <text:s/><text:span text:style-name="T28">N</text:span>OMBRE, FOTO D<text:span text:style-name="T28">EL USUARIO</text:span>, Y <text:span text:style-name="T24">funcionalidades</text:span> propias para la clase de us<text:span text:style-name="T24">u</text:span>ario que se es dentro del sistema.</text:p>
      <text:p text:style-name="P6"/>
      <text:p text:style-name="P6"/>
      <text:p text:style-name="P6"/>
      <text:p text:style-name="P39"><text:span text:style-name="T9">EJERCICIOS</text:span>.</text:p>
      <text:p text:style-name="P39"/>
      <text:p text:style-name="P36">COMO INICIAR SESION.</text:p>
      <text:p text:style-name="P110"/>
      <text:p text:style-name="P36">A continuación se describen los pasos a seguir para iniciar Sesión.</text:p>
      <text:p text:style-name="P36"/>
      <text:list xml:id="list1063140258644313063" text:style-name="L7">
        <text:list-item>
          <text:p text:style-name="P161">Abrimos nuestro explorador web preferido. Se recomienda el uso de Mozilla o Chrome. <text:s text:c="18"/>{Foto}</text:p>
        </text:list-item>
        <text:list-item>
          <text:p text:style-name="P161">Escribimos la dirección de la pagina web institucional en caja de direcciones del Explorador web y luego oprimir la tecla Enter. {FOTO}</text:p>
        </text:list-item>
        <text:list-item>
          <text:p text:style-name="P161">El sistema solicita “Nombre Usuario” y “Contraseña”. Ingresar datos de identificación y terminar con un clic en el botón &lt;&lt;entrar&gt;&gt; {foto}</text:p>
        </text:list-item>
        <text:list-item>
          <text:p text:style-name="P161">Si la el sistema pudo identificarte, se mostrara la figura del izquierda, Si se presenta algún problema, se mostrara una pantalla como la que aparece en la figura de la Derecha. Si el problema persiste, realice las siguientes verificaciones.</text:p>
        </text:list-item>
      </text:list>
      <text:p text:style-name="P41"><text:tab/>Que su teclado no este en <text:span text:style-name="T25">mayúscula.</text:span></text:p>
      <text:p text:style-name="P41"><text:tab/>Que el idioma de su teclado no este mal <text:span text:style-name="T25">configurado.</text:span></text:p>
      <text:p text:style-name="P41"><text:tab/>Que no tenga bloqueado el teclado <text:span text:style-name="T25">numérico.</text:span></text:p>
      <text:p text:style-name="P41"/>
      <text:p text:style-name="P41">Si aun <text:span text:style-name="T25">así</text:span> persiste el problema, contacte con el AMINISTRADOR DE SISTEMA para que <text:span text:style-name="T25">le asigne</text:span> una nueva contraseña.</text:p>
      <text:p text:style-name="P36">{Foto}</text:p>
      <text:p text:style-name="P36"/>
      <text:p text:style-name="P36"/>
      <text:p text:style-name="P41"><text:soft-page-break/></text:p>
      <text:p text:style-name="P41">Nota importante: Cuando Se registren <text:s/>a los <text:span text:style-name="T24">usuarios</text:span> por primera vez, iNachoLee toma como Usuario el primero nombre y como contraseña toma la <text:span text:style-name="T24">cédula.</text:span></text:p>
      <text:p text:style-name="P41"/>
      <text:p text:style-name="P41"><text:s text:c="2"/></text:p>
      <text:p text:style-name="P41"/>
      <text:p text:style-name="P36">PERFIL DE USUARIO.</text:p>
      <text:p text:style-name="P36"/>
      <text:p text:style-name="P36">Esta pantalla es tu perfil de usuario,la cual es única para cada usuario. Ver elementos esenciales en la figura.</text:p>
      <text:p text:style-name="P36"><text:tab/><text:tab/><text:tab/><text:tab/>{FOTO}</text:p>
      <text:p text:style-name="P41"/>
      <text:p text:style-name="P41"/>
      <text:p text:style-name="P41">Como terminar <text:span text:style-name="T25">Sesión</text:span> en iNachoLee.</text:p>
      <text:p text:style-name="P41"/>
      <text:p text:style-name="P41">Usa cualquiera de los dos botones <text:s/>que se muestran en la figura para terminar <text:s/></text:p>
      <text:p text:style-name="P42">sesión.</text:p>
      <text:p text:style-name="P41"/>
      <text:p text:style-name="P41">Si todo ha salido bien, se mostrara la <text:span text:style-name="T25">siguiente</text:span> <text:span text:style-name="T25">pantalla.</text:span>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28"><text:tab/><text:tab/><text:span text:style-name="T38">Iniciar, terminar session</text:span></text:p>
      <text:p text:style-name="P137"/>
      <text:p text:style-name="P137"><text:tab/><text:tab/>La importancia de terminar session</text:p>
      <text:p text:style-name="P137"/>
      <text:list xml:id="list144609960809253" text:continue-list="list144609712356884" text:style-name="L1">
        <text:list-header>
          <text:p text:style-name="P147">Calificación de Notas.</text:p>
          <text:p text:style-name="P149"/>
          <text:list text:continue-numbering="true">
            <text:list-header>
              <text:p text:style-name="P147"><text:span text:style-name="T34">Abrir “mesa con planilla”</text:span>.</text:p>
            </text:list-header>
          </text:list>
          <text:p text:style-name="P149"/>
          <text:list text:continue-numbering="true">
            <text:list-header>
              <text:p text:style-name="P147"><text:span text:style-name="T34">Seleccionar planilla de la mesa</text:span>.</text:p>
            </text:list-header>
          </text:list>
          <text:p text:style-name="P147"/>
          <text:list text:continue-numbering="true">
            <text:list-header>
              <text:p text:style-name="P147">Ingreso de notas <text:span text:style-name="T34">con el lápiz ágil.</text:span></text:p>
            </text:list-header>
          </text:list>
          <text:p text:style-name="P151"/>
          <text:list text:continue-numbering="true">
            <text:list-header>
              <text:p text:style-name="P151"><text:soft-page-break/>Ingreso de fallas con el lápiz ágil</text:p>
            </text:list-header>
          </text:list>
        </text:list-header>
      </text:list>
      <text:p text:style-name="P139"/>
      <text:p text:style-name="P137"><text:tab/> <text:s text:c="4"/>Ingreso de <text:s/>notas con planillas con excell.</text:p>
      <text:p text:style-name="P137"><text:tab/></text:p>
      <text:list xml:id="list144608197931958" text:continue-numbering="true" text:style-name="L1">
        <text:list-item>
          <text:list>
            <text:list-header>
              <text:p text:style-name="P151">Copia de notas entre dos planillas</text:p>
            </text:list-header>
          </text:list>
        </text:list-item>
      </text:list>
      <text:p text:style-name="P123"><text:tab/></text:p>
      <text:p text:style-name="P123"><text:tab/><text:span text:style-name="T38">Gestión de Logros</text:span></text:p>
      <text:p text:style-name="P137"/>
      <text:p text:style-name="P123"><text:tab/><text:tab/>Ingreso de logro de una planilla o asignatura.</text:p>
      <text:p text:style-name="P123"><text:tab/></text:p>
      <text:p text:style-name="P123"><text:tab/><text:tab/>Previsualizaci<text:span text:style-name="T35">ó</text:span>n de logros en los boletines</text:p>
      <text:p text:style-name="P123"><text:tab/></text:p>
      <text:p text:style-name="P130"><text:tab/>Ver horario de clase.</text:p>
      <text:p text:style-name="P130"><text:tab/></text:p>
      <text:p text:style-name="P130"><text:tab/>Buscar <text:span text:style-name="T37">información</text:span> de un estudiante.</text:p>
      <text:p text:style-name="P116"><text:s/><text:tab/></text:p>
      <text:p text:style-name="P116"><text:tab/>El observador del estudiantes.</text:p>
      <text:p text:style-name="P116"><text:tab/><text:tab/><text:span text:style-name="T43">Agregar observador</text:span></text:p>
      <text:p text:style-name="P116"/>
      <text:p text:style-name="P116"><text:tab/><text:tab/><text:span text:style-name="T43">Editar observador</text:span></text:p>
      <text:p text:style-name="P116"/>
      <text:p text:style-name="P116"><text:tab/><text:tab/><text:span text:style-name="T43">Eliminar observador</text:span></text:p>
      <text:p text:style-name="P52"/>
      <text:p text:style-name="P17"/>
      <text:p text:style-name="P15"/>
      <text:p text:style-name="P40"/>
      <text:p text:style-name="P11">Datos básicos de Autenticación.</text:p>
      <text:p text:style-name="P11"/>
      <text:p text:style-name="P12">iNachoLee requiere para iniciar sesión, siempre se tenga a mano: Nombre de Usuario y Contraseña. Cuando se usa por primera , se debe <text:s/>de reclamar el NOMBRE DE USARIO y CONTRASEÑA <text:s/>al administrador de Sistema.</text:p>
      <text:p text:style-name="P12"/>
      <text:p text:style-name="P13">Se recomienda cambiar la contraseña una ves se inicie sesión. Esta debe de tener mínimo 6 caracteres entre letras y números.</text:p>
      <text:p text:style-name="P13"/>
      <text:p text:style-name="P13"/>
      <text:p text:style-name="P13">EJERCICIO.</text:p>
      <text:p text:style-name="P13"/>
      <text:p text:style-name="P13"/>
      <text:p text:style-name="P13">COMO CAMBIAR LA CONTRASEÑA.</text:p>
      <text:p text:style-name="P13"/>
      <text:p text:style-name="P13"/>
      <text:list xml:id="list144609272628512" text:continue-list="list6806461731572722910" text:style-name="L6">
        <text:list-item>
          <text:p text:style-name="P162">Iniciamos sesión como se explico en el ejercicio: Como iniciar sesión.</text:p>
        </text:list-item>
        <text:list-item>
          <text:p text:style-name="P160"><text:soft-page-break/>Damos clic al link “Cambia contraseña” como se muestra en la figura. {Foto}</text:p>
        </text:list-item>
        <text:list-item>
          <text:p text:style-name="P160">Repetimos la nueva contraseña en la primera y segunda caja de texto. Y damos clic en Cambiar contraseña. El sistema anulara la contraseña vieja, actualizara a la nueva y terminara sesión. {foto}</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44609112186038" text:continue-numbering="true" text:style-name="L6">
        <text:list-header>
          <text:p text:style-name="P16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5b0f"/>
    </style:style>
    <style:style style:name="MT1" style:family="text">
      <style:text-properties officeooo:rsid="00205b0f"/>
    </style:style>
    <style:style style:name="MT2" style:family="text">
      <style:text-properties fo:font-size="8pt" officeooo:rsid="00205b0f" style:font-size-asian="8pt" style:font-size-complex="8pt"/>
    </style:style>
    <style:style style:name="MT3" style:family="text">
      <style:text-properties fo:font-size="8pt" officeooo:rsid="0020abce"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span text:style-name="MT1"><text:s/></text:span><text:span text:style-name="MT2">w</text:span><text:a xlink:type="simple" xlink:href="http://Www.inacholee.org/"><text:span text:style-name="MT2">ww.inacholee.org</text:span></text:a><text:span text:style-name="MT2"> <text:s/>Direccion: Bogota, Cra … Telefono: ______________. Movil: _ </text:span><text:span text:style-name="MT3">emai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ri </meta:initial-creator>
    <meta:creation-date>2013-08-20T21:01:50</meta:creation-date>
    <dc:date>2015-01-05T14:46:07.773604498</dc:date>
    <meta:editing-duration>PT11H42M46S</meta:editing-duration>
    <meta:editing-cycles>37</meta:editing-cycles>
    <meta:generator>LibreOffice/4.2.7.2$Linux_X86_64 LibreOffice_project/420m0$Build-2</meta:generator>
    <meta:document-statistic meta:table-count="0" meta:image-count="0" meta:object-count="0" meta:page-count="21" meta:paragraph-count="365" meta:word-count="3482" meta:character-count="22686" meta:non-whitespace-character-count="18559"/>
  </office:meta>
</office:document-meta>
</file>